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9576in" fo:margin-left="-0.075in" table:align="left" style:writing-mode="lr-tb"/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0.7875in"/>
    </style:style>
    <style:style style:name="Table1.E" style:family="table-column">
      <style:table-column-properties style:column-width="1.4681in"/>
    </style:style>
    <style:style style:name="Table1.1" style:family="table-row">
      <style:table-row-properties style:min-row-height="0.602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6.9576in" fo:margin-left="-0.075in" table:align="left" style:writing-mode="lr-tb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1.3785in"/>
    </style:style>
    <style:style style:name="Table2.D" style:family="table-column">
      <style:table-column-properties style:column-width="0.7875in"/>
    </style:style>
    <style:style style:name="Table2.E" style:family="table-column">
      <style:table-column-properties style:column-width="1.4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493in" fo:margin-left="-0.075in" table:align="left" style:writing-mode="lr-tb"/>
    </style:style>
    <style:style style:name="Table3.A" style:family="table-column">
      <style:table-column-properties style:column-width="1.5514in"/>
    </style:style>
    <style:style style:name="Table3.B" style:family="table-column">
      <style:table-column-properties style:column-width="1.3847in"/>
    </style:style>
    <style:style style:name="Table3.C" style:family="table-column">
      <style:table-column-properties style:column-width="3.51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493in" fo:margin-left="-0.075in" table:align="left" style:writing-mode="lr-tb"/>
    </style:style>
    <style:style style:name="Table4.A" style:family="table-column">
      <style:table-column-properties style:column-width="1.5514in"/>
    </style:style>
    <style:style style:name="Table4.B" style:family="table-column">
      <style:table-column-properties style:column-width="1.3847in"/>
    </style:style>
    <style:style style:name="Table4.C" style:family="table-column">
      <style:table-column-properties style:column-width="3.51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6688in" style:rel-width="90%" fo:margin-left="-0.0417in" table:align="left" style:writing-mode="lr-tb"/>
    </style:style>
    <style:style style:name="Table5.A" style:family="table-column">
      <style:table-column-properties style:column-width="1.3444in" style:rel-column-width="1959*"/>
    </style:style>
    <style:style style:name="Table5.B" style:family="table-column">
      <style:table-column-properties style:column-width="1.3451in" style:rel-column-width="1960*"/>
    </style:style>
    <style:style style:name="Table5.D" style:family="table-column">
      <style:table-column-properties style:column-width="0.7785in" style:rel-column-width="1134*"/>
    </style:style>
    <style:style style:name="Table5.E" style:family="table-column">
      <style:table-column-properties style:column-width="0.8549in" style:rel-column-width="124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style:border-line-width="0.0208in 0.0104in 0.0104in" fo:padding-left="0.0313in" fo:padding-right="0.0208in" fo:padding-top="0.0208in" fo:padding-bottom="0.0208in" fo:border="3pt double #c0c0c0" style:writing-mode="lr-tb"/>
    </style:style>
    <style:style style:name="Table5.A3" style:family="table-cell">
      <style:table-cell-properties style:vertical-align="bottom" style:border-line-width-left="0.0208in 0.0104in 0.0104in" style:border-line-width-right="0.0208in 0.0104in 0.0104in" style:border-line-width-bottom="0.0208in 0.0104in 0.0104in" fo:padding-left="0.0313in" fo:padding-right="0.0208in" fo:padding-top="0.0208in" fo:padding-bottom="0.0208in" fo:border-left="3pt double #c0c0c0" fo:border-right="3pt double #c0c0c0" fo:border-top="none" fo:border-bottom="3pt double #c0c0c0" style:writing-mode="lr-tb"/>
    </style:style>
    <style:style style:name="Table6" style:family="table">
      <style:table-properties style:width="5.6688in" style:rel-width="90%" fo:margin-left="-0.0417in" table:align="left" style:writing-mode="lr-tb"/>
    </style:style>
    <style:style style:name="Table6.A" style:family="table-column">
      <style:table-column-properties style:column-width="1.3444in" style:rel-column-width="1959*"/>
    </style:style>
    <style:style style:name="Table6.B" style:family="table-column">
      <style:table-column-properties style:column-width="1.3451in" style:rel-column-width="1960*"/>
    </style:style>
    <style:style style:name="Table6.D" style:family="table-column">
      <style:table-column-properties style:column-width="0.7785in" style:rel-column-width="1134*"/>
    </style:style>
    <style:style style:name="Table6.E" style:family="table-column">
      <style:table-column-properties style:column-width="0.8549in" style:rel-column-width="124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style:border-line-width="0.0208in 0.0104in 0.0104in" fo:padding-left="0.0313in" fo:padding-right="0.0208in" fo:padding-top="0.0208in" fo:padding-bottom="0.0208in" fo:border="3pt double #c0c0c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Обычный1">
      <style:paragraph-properties fo:text-align="center" style:justify-single-word="false"/>
    </style:style>
    <style:style style:name="P3" style:family="paragraph" style:parent-style-name="Standard"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4" style:family="paragraph" style:parent-style-name="Contents_20_1">
      <style:paragraph-properties>
        <style:tab-stops>
          <style:tab-stop style:position="6.2992in" style:type="right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Обычный1">
      <style:paragraph-properties fo:margin-right="0in" fo:line-height="115%" fo:text-indent="0in" style:auto-text-indent="false"/>
      <style:text-properties fo:font-size="11pt" style:font-size-asian="11pt" style:font-size-complex="11pt"/>
    </style:style>
    <style:style style:name="P9" style:family="paragraph" style:parent-style-name="Обычный1">
      <style:paragraph-properties fo:margin-right="0in" fo:line-height="115%" fo:text-indent="0in" style:auto-text-indent="false" style:snap-to-layout-gri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301df" officeooo:paragraph-rsid="000301df" style:font-weight-asian="bold" style:font-weight-complex="bold"/>
    </style:style>
    <style:style style:name="P11" style:family="paragraph" style:parent-style-name="ЗАГОЛОВОК_20__28_титульная_29_">
      <style:text-properties officeooo:paragraph-rsid="0002481c"/>
    </style:style>
    <style:style style:name="P12" style:family="paragraph" style:parent-style-name="Комментарии">
      <style:text-properties officeooo:paragraph-rsid="0002481c"/>
    </style:style>
    <style:style style:name="P13" style:family="paragraph" style:parent-style-name="Обычный1">
      <style:text-properties officeooo:paragraph-rsid="0002481c"/>
    </style:style>
    <style:style style:name="P14" style:family="paragraph" style:parent-style-name="Таблица_20_текст">
      <style:text-properties officeooo:paragraph-rsid="0002481c"/>
    </style:style>
    <style:style style:name="P15" style:family="paragraph" style:parent-style-name="Комментарии">
      <style:paragraph-properties fo:margin-right="0in" fo:text-indent="0in" style:auto-text-indent="false"/>
    </style:style>
    <style:style style:name="P16" style:family="paragraph" style:parent-style-name="Комментарии">
      <style:paragraph-properties fo:margin-left="0.5909in" fo:margin-right="0in" fo:text-indent="0in" style:auto-text-indent="false"/>
    </style:style>
    <style:style style:name="P17" style:family="paragraph" style:parent-style-name="Комментарии">
      <style:text-properties fo:color="#000000" loext:opacity="100%"/>
    </style:style>
    <style:style style:name="P18" style:family="paragraph" style:parent-style-name="Комментарии">
      <style:paragraph-properties fo:margin-right="0in" fo:text-indent="0in" style:auto-text-indent="false"/>
      <style:text-properties fo:color="#000000" loext:opacity="100%"/>
    </style:style>
    <style:style style:name="P19" style:family="paragraph" style:parent-style-name="Комментарии">
      <style:paragraph-properties fo:margin-right="0in" fo:line-height="115%" fo:text-indent="0in" style:auto-text-indent="false"/>
      <style:text-properties fo:color="#000000" loext:opacity="100%" fo:font-size="11pt" style:font-size-asian="11pt" style:font-size-complex="11pt"/>
    </style:style>
    <style:style style:name="P20" style:family="paragraph" style:parent-style-name="Комментарии">
      <style:paragraph-properties fo:margin-right="0in" fo:line-height="115%" fo:text-indent="0in" style:auto-text-indent="false" style:snap-to-layout-grid="false"/>
      <style:text-properties fo:color="#000000" loext:opacity="100%" fo:font-size="11pt" style:font-size-asian="11pt" style:font-size-complex="11pt"/>
    </style:style>
    <style:style style:name="P21" style:family="paragraph" style:parent-style-name="Комментарии">
      <style:paragraph-properties fo:margin-left="0.5909in" fo:margin-right="0in" fo:text-indent="0in" style:auto-text-indent="false">
        <style:tab-stops>
          <style:tab-stop style:position="5.2in"/>
        </style:tab-stops>
      </style:paragraph-properties>
    </style:style>
    <style:style style:name="P22" style:family="paragraph" style:parent-style-name="Обычный1">
      <style:paragraph-properties fo:margin-right="0in" fo:line-height="115%" fo:text-indent="0in" style:auto-text-indent="false"/>
    </style:style>
    <style:style style:name="P23" style:family="paragraph" style:parent-style-name="Обычный1">
      <style:text-properties officeooo:rsid="0002481c" officeooo:paragraph-rsid="0002481c"/>
    </style:style>
    <style:style style:name="P24" style:family="paragraph" style:parent-style-name="Таблица_20_текст">
      <style:text-properties officeooo:rsid="0002481c" officeooo:paragraph-rsid="0002481c"/>
    </style:style>
    <style:style style:name="P25" style:family="paragraph" style:parent-style-name="Обычный1">
      <style:text-properties style:text-underline-style="solid" style:text-underline-width="auto" style:text-underline-color="font-color"/>
    </style:style>
    <style:style style:name="P26" style:family="paragraph" style:parent-style-name="Обычный1">
      <style:paragraph-properties fo:margin-right="0in" fo:line-height="100%" fo:text-indent="0in" style:auto-text-indent="false"/>
    </style:style>
    <style:style style:name="P27" style:family="paragraph" style:parent-style-name="Обычный1">
      <style:paragraph-properties fo:margin-right="0in" fo:break-before="page"/>
    </style:style>
    <style:style style:name="P28" style:family="paragraph" style:parent-style-name="Обычный1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writing-mode="lr-tb"/>
    </style:style>
    <style:style style:name="P29" style:family="paragraph" style:parent-style-name="Подзаголовок_20__28_титульная_29_">
      <style:text-properties officeooo:rsid="0002481c" officeooo:paragraph-rsid="0002481c"/>
    </style:style>
    <style:style style:name="P30" style:family="paragraph" style:parent-style-name="Heading_20_1" style:master-page-name="Convert_20_1">
      <style:paragraph-properties style:page-number="auto"/>
    </style:style>
    <style:style style:name="P31" style:family="paragraph" style:parent-style-name="Heading_20_2">
      <style:paragraph-properties fo:text-align="justify" style:justify-single-word="false"/>
    </style:style>
    <style:style style:name="P32" style:family="paragraph" style:parent-style-name="Heading_20_2">
      <style:paragraph-properties fo:keep-with-next="auto"/>
    </style:style>
    <style:style style:name="P33" style:family="paragraph" style:parent-style-name="Heading_20_3">
      <style:paragraph-properties fo:keep-with-next="auto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6" style:family="paragraph" style:parent-style-name="Комментарии">
      <style:text-properties fo:color="#000000" loext:opacity="100%"/>
    </style:style>
    <style:style style:name="P37" style:family="paragraph" style:parent-style-name="Комментарии">
      <style:text-properties fo:color="#000000" loext:opacity="100%" officeooo:rsid="0002481c" officeooo:paragraph-rsid="0002481c"/>
    </style:style>
    <style:style style:name="P38" style:family="paragraph" style:parent-style-name="Комментарии" style:list-style-name="WW8Num36">
      <style:paragraph-properties fo:margin-left="0.7874in" fo:margin-right="0in" fo:text-indent="-0.1965in" style:auto-text-indent="false"/>
      <style:text-properties fo:color="#000000" loext:opacity="100%"/>
    </style:style>
    <style:style style:name="P39" style:family="paragraph" style:parent-style-name="Комментарии">
      <style:paragraph-properties fo:margin-right="0in" fo:text-indent="0in" style:auto-text-indent="false"/>
      <style:text-properties fo:color="#000000" loext:opacity="100%"/>
    </style:style>
    <style:style style:name="P40" style:family="paragraph" style:parent-style-name="Комментарии">
      <style:paragraph-properties fo:margin-right="0in" fo:line-height="115%" fo:text-indent="0in" style:auto-text-indent="false"/>
      <style:text-properties fo:color="#000000" loext:opacity="100%" fo:font-size="11pt" style:font-size-asian="11pt" style:font-size-complex="11pt"/>
    </style:style>
    <style:style style:name="P41" style:family="paragraph" style:parent-style-name="Комментарии" style:list-style-name="WW8Num14"/>
    <style:style style:name="P42" style:family="paragraph" style:parent-style-name="Комментарии" style:list-style-name="WW8Num14">
      <style:paragraph-properties fo:margin-left="0.7874in" fo:margin-right="0in" fo:text-indent="-0.1965in" style:auto-text-indent="false"/>
    </style:style>
    <style:style style:name="P43" style:family="paragraph" style:parent-style-name="Комментарии" style:list-style-name="WW8Num48"/>
    <style:style style:name="P44" style:family="paragraph" style:parent-style-name="Комментарии" style:list-style-name="WW8Num48">
      <style:text-properties officeooo:paragraph-rsid="0002481c"/>
    </style:style>
    <style:style style:name="P45" style:family="paragraph" style:parent-style-name="Комментарии" style:list-style-name="WW8Num48">
      <style:text-properties officeooo:rsid="0002481c" officeooo:paragraph-rsid="0002481c"/>
    </style:style>
    <style:style style:name="P46" style:family="paragraph" style:parent-style-name="Комментарии" style:list-style-name="WW8Num34">
      <style:text-properties officeooo:rsid="0002481c" officeooo:paragraph-rsid="0002481c"/>
    </style:style>
    <style:style style:name="P47" style:family="paragraph" style:parent-style-name="Комментарии" style:list-style-name="WW8Num5">
      <style:paragraph-properties fo:margin-left="1.3783in" fo:margin-right="0in" fo:text-indent="-0.1972in" style:auto-text-indent="false"/>
      <style:text-properties officeooo:rsid="0002481c" officeooo:paragraph-rsid="0002481c"/>
    </style:style>
    <style:style style:name="P48" style:family="paragraph" style:parent-style-name="Комментарии" style:list-style-name="WW8Num46">
      <style:paragraph-properties fo:margin-left="0.7874in" fo:margin-right="0in" fo:text-indent="-0.1965in" style:auto-text-indent="false"/>
    </style:style>
    <style:style style:name="P49" style:family="paragraph" style:parent-style-name="Комментарии" style:list-style-name="WW8Num46">
      <style:paragraph-properties fo:margin-left="0.7874in" fo:margin-right="0in" fo:text-indent="-0.1965in" style:auto-text-indent="false"/>
      <style:text-properties officeooo:paragraph-rsid="0002481c"/>
    </style:style>
    <style:style style:name="P50" style:family="paragraph" style:parent-style-name="Комментарии" style:list-style-name="WW8Num34"/>
    <style:style style:name="P51" style:family="paragraph" style:parent-style-name="Комментарии" style:list-style-name="WW8Num34">
      <style:text-properties officeooo:paragraph-rsid="0002481c"/>
    </style:style>
    <style:style style:name="P52" style:family="paragraph" style:parent-style-name="Комментарии" style:list-style-name="WW8Num11">
      <style:paragraph-properties fo:margin-left="0.7874in" fo:margin-right="0in" fo:text-indent="-0.1965in" style:auto-text-indent="false"/>
    </style:style>
    <style:style style:name="P53" style:family="paragraph" style:parent-style-name="Комментарии" style:list-style-name="WW8Num33">
      <style:paragraph-properties fo:margin-left="1.3862in" fo:margin-right="0in" fo:text-indent="-0.2047in" style:auto-text-indent="false"/>
    </style:style>
    <style:style style:name="P54" style:family="paragraph" style:parent-style-name="Комментарии" style:list-style-name="WW8Num33">
      <style:paragraph-properties fo:margin-left="1.3783in" fo:margin-right="0in" fo:text-indent="-0.1972in" style:auto-text-indent="false"/>
    </style:style>
    <style:style style:name="P55" style:family="paragraph" style:parent-style-name="Комментарии" style:list-style-name="WW8Num37">
      <style:paragraph-properties fo:margin-left="0.7874in" fo:margin-right="0in" fo:text-indent="-0.1965in" style:auto-text-indent="false"/>
    </style:style>
    <style:style style:name="P56" style:family="paragraph" style:parent-style-name="Комментарии" style:list-style-name="WW8Num5">
      <style:paragraph-properties fo:margin-left="1.3783in" fo:margin-right="0in" fo:text-indent="-0.1972in" style:auto-text-indent="false"/>
    </style:style>
    <style:style style:name="P57" style:family="paragraph" style:parent-style-name="Комментарии" style:list-style-name="WW8Num36">
      <style:paragraph-properties fo:margin-left="0.7874in" fo:margin-right="0in" fo:text-indent="-0.1965in" style:auto-text-indent="false"/>
    </style:style>
    <style:style style:name="P58" style:family="paragraph" style:parent-style-name="Комментарии" style:list-style-name="WW8Num36">
      <style:paragraph-properties fo:margin-left="0.7874in" fo:margin-right="0in" fo:text-indent="-0.1965in" style:auto-text-indent="false"/>
      <style:text-properties officeooo:paragraph-rsid="0002481c"/>
    </style:style>
    <style:style style:name="P59" style:family="paragraph" style:parent-style-name="Комментарии" style:list-style-name="WW8Num13">
      <style:paragraph-properties fo:margin-left="0.7874in" fo:margin-right="0in" fo:text-indent="-0.1965in" style:auto-text-indent="false"/>
    </style:style>
    <style:style style:name="P60" style:family="paragraph" style:parent-style-name="Комментарии" style:list-style-name="WW8Num9"/>
    <style:style style:name="P61" style:family="paragraph" style:parent-style-name="Комментарии" style:list-style-name="WW8Num20">
      <style:paragraph-properties fo:margin-left="0.7874in" fo:margin-right="0in" fo:text-indent="-0.1965in" style:auto-text-indent="false"/>
    </style:style>
    <style:style style:name="P62" style:family="paragraph" style:parent-style-name="Обычный1" style:list-style-name="WW8Num47">
      <style:paragraph-properties fo:margin-left="0in" fo:margin-right="0in" fo:text-indent="0.5909in" style:auto-text-indent="false"/>
    </style:style>
    <style:style style:name="P63" style:family="paragraph" style:parent-style-name="Обычный1" style:list-style-name="WW8Num14"/>
    <style:style style:name="P64" style:family="paragraph" style:parent-style-name="Обычный1" style:list-style-name="WW8Num14">
      <style:paragraph-properties fo:margin-left="0in" fo:margin-right="0in" fo:text-indent="0.5909in" style:auto-text-indent="false"/>
    </style:style>
    <style:style style:name="P65" style:family="paragraph" style:parent-style-name="Обычный1">
      <style:paragraph-properties fo:margin-right="0in" fo:line-height="115%" fo:text-indent="0in" style:auto-text-indent="false"/>
      <style:text-properties fo:font-size="11pt" style:font-size-asian="11pt" style:font-size-complex="11pt"/>
    </style:style>
    <style:style style:name="P66" style:family="paragraph" style:parent-style-name="Обычный1" style:list-style-name="WW8Num19">
      <style:paragraph-properties fo:margin-left="0in" fo:margin-right="0in" fo:text-indent="0.5909in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color="#000000" loext:opacity="100%" fo:language="en" fo:country="US" officeooo:rsid="0002481c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officeooo:rsid="0002481c"/>
    </style:style>
    <style:style style:name="T8" style:family="text">
      <style:text-properties fo:language="en" fo:country="US"/>
    </style:style>
    <style:style style:name="T9" style:family="text">
      <style:text-properties fo:font-size="12pt" fo:font-weight="normal" style:font-size-asian="12pt" style:font-weight-asian="normal" style:font-size-complex="12pt" style:font-weight-complex="bold"/>
    </style:style>
    <style:style style:name="T10" style:family="text">
      <style:text-properties officeooo:rsid="0002481c"/>
    </style:style>
    <style:style style:name="T11" style:family="text">
      <style:text-properties officeooo:rsid="000537b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ext:p text:style-name="P13"/>
      <text:p text:style-name="P13"/>
      <text:p text:style-name="P2">УТВЕРЖДАЮ</text:p>
      <text:p text:style-name="Обычный1">Руководитель (должность, наименование предприятия - заказчика АС)</text:p>
      <text:p text:style-name="Обычный1"><text:span text:style-name="T1">Личная подпись</text:span> <text:s/><text:span text:style-name="T1">Расшифровка подписи</text:span></text:p>
      <text:p text:style-name="P25">Печать</text:p>
      <text:p text:style-name="P25">Дата </text:p>
      <text:p text:style-name="P2">УТВЕРЖДАЮ</text:p>
      <text:p text:style-name="Обычный1">Руководитель (должность, наименование предприятия - заказчика АС)</text:p>
      <text:p text:style-name="Обычный1"><text:span text:style-name="T1">Личная подпись</text:span> <text:s/><text:span text:style-name="T1">Расшифровка подписи</text:span></text:p>
      <text:p text:style-name="P25">Печать</text:p>
      <text:p text:style-name="P25">Дата<text:span text:style-name="T1"/></text:p>
      <text:p text:style-name="P29">Система поддержки деятельности</text:p>
      <text:p text:style-name="P29">музыкальных коллективов</text:p>
      <text:p text:style-name="P10"><text:bookmark-start text:name="__RefHeading___Toc10274_3261558764"/>ТЕХНИЧЕСКОЕ ЗАДАНИЕ<text:bookmark-end text:name="__RefHeading___Toc10274_3261558764"/></text:p>
      <text:p text:style-name="Дата1"/>
      <text:p text:style-name="P28">На 21 листе</text:p>
      <text:p text:style-name="Обычный1"/>
      <text:p text:style-name="Обычный1"/>
      <text:p text:style-name="Дата1">Действует с «2<text:span text:style-name="T10">6</text:span>» сентября 2023 г.</text:p>
      <text:p text:style-name="Обычный1"/>
      <text:p text:style-name="Обычный1"/>
      <text:p text:style-name="Обычный1">СОГЛАСОВАНО</text:p>
      <text:p text:style-name="Обычный1">Руководитель (должность, наименование согласующей организации)</text:p>
      <text:p text:style-name="Обычный1"><text:span text:style-name="T1">Личная подпись</text:span> <text:s/><text:span text:style-name="T1">Расшифровка подписи</text:span></text:p>
      <text:p text:style-name="P25">Печать<text:span text:style-name="T1"/></text:p>
      <text:p text:style-name="P25">Дата</text:p>
      <text:p text:style-name="P25"/>
      <text:p text:style-name="Обычный1"/>
      <text:p text:style-name="Дата1">Томск 2023</text:p>
      <text:p text:style-name="P15"/>
      <text:p text:style-name="Комментарии"/>
      <text:h text:style-name="Heading_20_1" text:outline-level="1"><text:bookmark-start text:name="__RefHeading___Toc146228165"/>СОДЕРЖАНИЕ:<text:bookmark-end text:name="__RefHeading___Toc146228165"/>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146228165" text:style-name="Index_20_Link" text:visited-style-name="Index_20_Link">1 СОДЕРЖАНИЕ:<text:tab/><text:span text:style-name="Index_20_Link">2</text:span></text:a></text:p>
          <text:p text:style-name="P4"><text:a xlink:type="simple" xlink:href="#__RefHeading___Toc146228166" text:style-name="Index_20_Link" text:visited-style-name="Index_20_Link">2 ОБЩИЕ ПОЛОЖЕНИЯ<text:tab/><text:span text:style-name="Index_20_Link">5</text:span></text:a></text:p>
          <text:p text:style-name="P5"><text:a xlink:type="simple" xlink:href="#__RefHeading___Toc146228167" text:style-name="Index_20_Link" text:visited-style-name="Index_20_Link">2.1 Полное наименование системы и ее условное обозначение<text:tab/><text:span text:style-name="Index_20_Link">5</text:span></text:a></text:p>
          <text:p text:style-name="P5"><text:a xlink:type="simple" xlink:href="#__RefHeading___Toc146228168" text:style-name="Index_20_Link" text:visited-style-name="Index_20_Link">2.2 Номер договора (контракта)<text:tab/><text:span text:style-name="Index_20_Link">5</text:span></text:a></text:p>
          <text:p text:style-name="P5"><text:a xlink:type="simple" xlink:href="#__RefHeading___Toc146228169" text:style-name="Index_20_Link" text:visited-style-name="Index_20_Link">2.3 Наименования организации-заказчика и организаций-участников работ<text:tab/><text:span text:style-name="Index_20_Link">5</text:span></text:a></text:p>
          <text:p text:style-name="P5"><text:a xlink:type="simple" xlink:href="#__RefHeading___Toc146228170" text:style-name="Index_20_Link" text:visited-style-name="Index_20_Link">2.4 Перечень документов, на основании которых создается система<text:tab/><text:span text:style-name="Index_20_Link">5</text:span></text:a></text:p>
          <text:p text:style-name="P5"><text:a xlink:type="simple" xlink:href="#__RefHeading___Toc146228171" text:style-name="Index_20_Link" text:visited-style-name="Index_20_Link">2.5 Плановые сроки начала и окончания работы по созданию системы<text:tab/><text:span text:style-name="Index_20_Link">5</text:span></text:a></text:p>
          <text:p text:style-name="P5"><text:a xlink:type="simple" xlink:href="#__RefHeading___Toc146228172" text:style-name="Index_20_Link" text:visited-style-name="Index_20_Link">2.6 Источники и порядок финансирования работ<text:tab/><text:span text:style-name="Index_20_Link">5</text:span></text:a></text:p>
          <text:p text:style-name="P5"><text:a xlink:type="simple" xlink:href="#__RefHeading___Toc146228173" text:style-name="Index_20_Link" text:visited-style-name="Index_20_Link">2.7 Порядок оформления и предъявления заказчику результатов работ по созданию системы<text:tab/><text:span text:style-name="Index_20_Link">5</text:span></text:a></text:p>
          <text:p text:style-name="P5"><text:a xlink:type="simple" xlink:href="#__RefHeading___Toc146228174" text:style-name="Index_20_Link" text:visited-style-name="Index_20_Link">2.8 Перечень нормативно-технических документов, методических материалов, использованных при разработке ТЗ<text:tab/><text:span text:style-name="Index_20_Link">6</text:span></text:a></text:p>
          <text:p text:style-name="P5"><text:a xlink:type="simple" xlink:href="#__RefHeading___Toc146228175" text:style-name="Index_20_Link" text:visited-style-name="Index_20_Link">2.9 Определения, обозначения и сокращения<text:tab/><text:span text:style-name="Index_20_Link">6</text:span></text:a></text:p>
          <text:p text:style-name="P4"><text:a xlink:type="simple" xlink:href="#__RefHeading___Toc146228176" text:style-name="Index_20_Link" text:visited-style-name="Index_20_Link">3 НАЗНАЧЕНИЕ И ЦЕЛИ СОЗДАНИЯ СИСТЕМЫ<text:tab/><text:span text:style-name="Index_20_Link">7</text:span></text:a></text:p>
          <text:p text:style-name="P5"><text:a xlink:type="simple" xlink:href="#__RefHeading___Toc10276_3261558764" text:style-name="Index_20_Link" text:visited-style-name="Index_20_Link">3.1 Назначение системы<text:tab/><text:span text:style-name="Index_20_Link">7</text:span></text:a></text:p>
          <text:p text:style-name="P5"><text:a xlink:type="simple" xlink:href="#__RefHeading___Toc146228178" text:style-name="Index_20_Link" text:visited-style-name="Index_20_Link">3.2 Цели создания системы<text:tab/><text:span text:style-name="Index_20_Link">7</text:span></text:a></text:p>
          <text:p text:style-name="P4"><text:a xlink:type="simple" xlink:href="#__RefHeading___Toc146228179" text:style-name="Index_20_Link" text:visited-style-name="Index_20_Link">4 ХАРАКТЕРИСТИКА ОБЪЕКТА АВТОМАТИЗАЦИИ<text:tab/><text:span text:style-name="Index_20_Link">8</text:span></text:a></text:p>
          <text:p text:style-name="P4"><text:a xlink:type="simple" xlink:href="#__RefHeading___Toc146228180" text:style-name="Index_20_Link" text:visited-style-name="Index_20_Link">5 ТРЕБОВАНИЯ К СИСТЕМЕ<text:tab/><text:span text:style-name="Index_20_Link">9</text:span></text:a></text:p>
          <text:p text:style-name="P5"><text:a xlink:type="simple" xlink:href="#__RefHeading___Toc146228181" text:style-name="Index_20_Link" text:visited-style-name="Index_20_Link">5.1 Требования к системе в целом<text:tab/><text:span text:style-name="Index_20_Link">9</text:span></text:a></text:p>
          <text:p text:style-name="P6"><text:a xlink:type="simple" xlink:href="#__RefHeading___Toc146228182" text:style-name="Index_20_Link" text:visited-style-name="Index_20_Link">5.1.1 Требования к структуре и функционированию системы<text:tab/><text:span text:style-name="Index_20_Link">9</text:span></text:a></text:p>
          <text:p text:style-name="P6"><text:a xlink:type="simple" xlink:href="#__RefHeading___Toc146228183" text:style-name="Index_20_Link" text:visited-style-name="Index_20_Link">5.1.2 Требования к численности и квалификации персонала системы<text:tab/><text:span text:style-name="Index_20_Link">9</text:span></text:a></text:p>
          <text:p text:style-name="P6"><text:a xlink:type="simple" xlink:href="#__RefHeading___Toc146228184" text:style-name="Index_20_Link" text:visited-style-name="Index_20_Link">5.1.3 Показатели назначения<text:tab/><text:span text:style-name="Index_20_Link">9</text:span></text:a></text:p>
          <text:p text:style-name="P6"><text:a xlink:type="simple" xlink:href="#__RefHeading___Toc146228185" text:style-name="Index_20_Link" text:visited-style-name="Index_20_Link">5.1.4 Требования к надежности<text:tab/><text:span text:style-name="Index_20_Link">9</text:span></text:a></text:p>
          <text:p text:style-name="P6"><text:a xlink:type="simple" xlink:href="#__RefHeading___Toc146228186" text:style-name="Index_20_Link" text:visited-style-name="Index_20_Link">5.1.5 Требования к безопасности<text:tab/><text:span text:style-name="Index_20_Link">10</text:span></text:a></text:p>
          <text:p text:style-name="P6"><text:a xlink:type="simple" xlink:href="#__RefHeading___Toc146228187" text:style-name="Index_20_Link" text:visited-style-name="Index_20_Link">5.1.6 Требования к эргономике и технической эстетике<text:tab/><text:span text:style-name="Index_20_Link">10</text:span></text:a></text:p>
          <text:p text:style-name="P6"><text:a xlink:type="simple" xlink:href="#__RefHeading___Toc146228188" text:style-name="Index_20_Link" text:visited-style-name="Index_20_Link">5.1.7 Требования к транспортабельности для подвижных АС<text:tab/><text:span text:style-name="Index_20_Link">10</text:span></text:a></text:p>
          <text:p text:style-name="P6"><text:a xlink:type="simple" xlink:href="#__RefHeading___Toc146228189" text:style-name="Index_20_Link" text:visited-style-name="Index_20_Link">5.1.8 Требования к эксплуатации, техническому обслуживанию, ремонту и хранению компонентов системы<text:tab/><text:span text:style-name="Index_20_Link">10</text:span></text:a></text:p>
          <text:p text:style-name="P6"><text:a xlink:type="simple" xlink:href="#__RefHeading___Toc146228190" text:style-name="Index_20_Link" text:visited-style-name="Index_20_Link">5.1.9 Требования к защите информации от несанкционированного доступа<text:tab/><text:span text:style-name="Index_20_Link">10</text:span></text:a></text:p>
          <text:p text:style-name="P6"><text:a xlink:type="simple" xlink:href="#__RefHeading___Toc146228191" text:style-name="Index_20_Link" text:visited-style-name="Index_20_Link">5.1.10 Требования по сохранности информации при авариях<text:tab/><text:span text:style-name="Index_20_Link">11</text:span></text:a></text:p>
          <text:p text:style-name="P6"><text:a xlink:type="simple" xlink:href="#__RefHeading___Toc146228192" text:style-name="Index_20_Link" text:visited-style-name="Index_20_Link">5.1.11 Требования к защите от влияния внешних воздействий<text:tab/><text:span text:style-name="Index_20_Link">11</text:span></text:a></text:p>
          <text:p text:style-name="P6"><text:a xlink:type="simple" xlink:href="#__RefHeading___Toc146228193" text:style-name="Index_20_Link" text:visited-style-name="Index_20_Link">5.1.12 Требования к патентной частоте<text:tab/><text:span text:style-name="Index_20_Link">11</text:span></text:a></text:p>
          <text:p text:style-name="P6"><text:a xlink:type="simple" xlink:href="#__RefHeading___Toc146228194" text:style-name="Index_20_Link" text:visited-style-name="Index_20_Link">5.1.13 Требования по стандартизации и унификации<text:tab/><text:span text:style-name="Index_20_Link">11</text:span></text:a></text:p>
          <text:p text:style-name="P6"><text:a xlink:type="simple" xlink:href="#__RefHeading___Toc146228195" text:style-name="Index_20_Link" text:visited-style-name="Index_20_Link">5.1.14 Дополнительные требования<text:tab/><text:span text:style-name="Index_20_Link">11</text:span></text:a></text:p>
          <text:p text:style-name="P5"><text:a xlink:type="simple" xlink:href="#__RefHeading___Toc146228196" text:style-name="Index_20_Link" text:visited-style-name="Index_20_Link">5.2 Требования к функциям (задачам), выполняемым системой<text:tab/><text:span text:style-name="Index_20_Link">11</text:span></text:a></text:p>
          <text:p text:style-name="P5"><text:a xlink:type="simple" xlink:href="#__RefHeading___Toc146228197" text:style-name="Index_20_Link" text:visited-style-name="Index_20_Link">5.3 Требования к видам обеспечения<text:tab/><text:span text:style-name="Index_20_Link">12</text:span></text:a></text:p>
          <text:p text:style-name="P6"><text:a xlink:type="simple" xlink:href="#__RefHeading___Toc146228198" text:style-name="Index_20_Link" text:visited-style-name="Index_20_Link">5.3.1 Требования к математическому обеспечению системы<text:tab/><text:span text:style-name="Index_20_Link">12</text:span></text:a></text:p>
          <text:p text:style-name="P6"><text:a xlink:type="simple" xlink:href="#__RefHeading___Toc146228199" text:style-name="Index_20_Link" text:visited-style-name="Index_20_Link">5.3.2 Требования информационному обеспечению системы<text:tab/><text:span text:style-name="Index_20_Link">13</text:span></text:a></text:p>
          <text:p text:style-name="P6"><text:a xlink:type="simple" xlink:href="#__RefHeading___Toc10278_3261558764" text:style-name="Index_20_Link" text:visited-style-name="Index_20_Link">5.3.3 Требования к лингвистическому обеспечению системы<text:tab/><text:span text:style-name="Index_20_Link">13</text:span></text:a></text:p>
          <text:p text:style-name="P6"><text:a xlink:type="simple" xlink:href="#__RefHeading___Toc146228201" text:style-name="Index_20_Link" text:visited-style-name="Index_20_Link">5.3.4 Требования к программному обеспечению системы<text:tab/><text:span text:style-name="Index_20_Link">13</text:span></text:a></text:p>
          <text:p text:style-name="P6"><text:a xlink:type="simple" xlink:href="#__RefHeading___Toc10280_3261558764" text:style-name="Index_20_Link" text:visited-style-name="Index_20_Link">5.3.5 Требования к техническому обеспечению<text:tab/><text:span text:style-name="Index_20_Link">13</text:span></text:a></text:p>
          <text:p text:style-name="P6"><text:a xlink:type="simple" xlink:href="#__RefHeading___Toc146228203" text:style-name="Index_20_Link" text:visited-style-name="Index_20_Link">5.3.6 Требования к метрологическому обеспечению<text:tab/><text:span text:style-name="Index_20_Link">14</text:span></text:a></text:p>
          <text:p text:style-name="P6"><text:a xlink:type="simple" xlink:href="#__RefHeading___Toc146228204" text:style-name="Index_20_Link" text:visited-style-name="Index_20_Link">5.3.7 Требования к организационному обеспечению<text:tab/><text:span text:style-name="Index_20_Link">14</text:span></text:a></text:p>
          <text:p text:style-name="P6"><text:a xlink:type="simple" xlink:href="#__RefHeading___Toc146228205" text:style-name="Index_20_Link" text:visited-style-name="Index_20_Link">5.3.8 Требования к методическому обеспечению<text:tab/><text:span text:style-name="Index_20_Link">14</text:span></text:a></text:p>
          <text:p text:style-name="P4"><text:a xlink:type="simple" xlink:href="#__RefHeading___Toc146228206" text:style-name="Index_20_Link" text:visited-style-name="Index_20_Link">6 СОСТАВ И СОДЕРЖАНИЕ РАБОТ ПО СОЗДАНИЮ (РАЗВИТИЮ) СИСТЕМЫ<text:tab/><text:span text:style-name="Index_20_Link">15</text:span></text:a></text:p>
          <text:p text:style-name="P4"><text:a xlink:type="simple" xlink:href="#__RefHeading___Toc146228207" text:style-name="Index_20_Link" text:visited-style-name="Index_20_Link">7 ПОРЯДОК КОНТРОЛЯ И ПРИЕМКИ СИСТЕМЫ<text:tab/><text:span text:style-name="Index_20_Link">17</text:span></text:a></text:p>
          <text:p text:style-name="P5"><text:a xlink:type="simple" xlink:href="#__RefHeading___Toc146228208" text:style-name="Index_20_Link" text:visited-style-name="Index_20_Link">7.1 Виды, состав, объем и методы испытаний системы<text:tab/><text:span text:style-name="Index_20_Link">17</text:span></text:a></text:p>
          <text:p text:style-name="P5"><text:a xlink:type="simple" xlink:href="#__RefHeading___Toc146228209" text:style-name="Index_20_Link" text:visited-style-name="Index_20_Link">7.2 Общие требования к приемке работ по стадиям<text:tab/><text:span text:style-name="Index_20_Link">17</text:span></text:a></text:p>
          <text:p text:style-name="P5"><text:a xlink:type="simple" xlink:href="#__RefHeading___Toc146228210" text:style-name="Index_20_Link" text:visited-style-name="Index_20_Link">7.3 Статус приемочной комиссии<text:tab/><text:span text:style-name="Index_20_Link">17</text:span></text:a></text:p>
          <text:p text:style-name="P4"><text:a xlink:type="simple" xlink:href="#__RefHeading___Toc146228211" text:style-name="Index_20_Link" text:visited-style-name="Index_20_Link"><text:soft-page-break/>8 ТРЕБОВАНИЯ К СОСТАВУ И СОДЕРЖАНИЮ РАБОТ ПО ПОДГОТОВКЕ ОБЪЕКТА АВТОМАТИЗАЦИИ К ВВОДУ СИСТЕМЫ В ДЕЙСТВИЕ<text:tab/><text:span text:style-name="Index_20_Link">18</text:span></text:a></text:p>
          <text:p text:style-name="P4"><text:a xlink:type="simple" xlink:href="#__RefHeading___Toc146228212" text:style-name="Index_20_Link" text:visited-style-name="Index_20_Link">9 ТРЕБОВАНИЯ К ДОКУМЕНТИРОВАНИЮ<text:tab/><text:span text:style-name="Index_20_Link">19</text:span></text:a></text:p>
          <text:p text:style-name="P4"><text:a xlink:type="simple" xlink:href="#__RefHeading___Toc146228213" text:style-name="Index_20_Link" text:visited-style-name="Index_20_Link">10 ИСТОЧНИКИ РАЗРАБОТКИ<text:tab/><text:span text:style-name="Index_20_Link">21</text:span></text:a></text:p>
        </text:index-body>
      </text:table-of-content>
      <text:p text:style-name="P3"/>
      <text:h text:style-name="P30" text:outline-level="1"><text:bookmark-start text:name="_Ref52756240"/><text:bookmark-start text:name="__RefHeading___Toc146228166"/><text:bookmark-start text:name="_Ref52756232"/>ОБЩИЕ ПОЛОЖЕНИЯ<text:bookmark-end text:name="__RefHeading___Toc146228166"/></text:h>
      <text:h text:style-name="Heading_20_2" text:outline-level="2"><text:bookmark-start text:name="__RefHeading___Toc146228167"/>Полное наименование системы и ее условное обозначение<text:bookmark-end text:name="__RefHeading___Toc146228167"/></text:h>
      <text:p text:style-name="Обычный1">Полное наименование системы – <text:span text:style-name="T10">Система поддержки деятельности музыкальных коллективов</text:span>. Далее – система.</text:p>
      <text:h text:style-name="Heading_20_2" text:outline-level="2"><text:bookmark-start text:name="__RefHeading___Toc146228168"/>Номер договора (контракта)<text:bookmark-end text:name="__RefHeading___Toc146228168"/></text:h>
      <text:p text:style-name="Обычный1">Не предусмотрено.</text:p>
      <text:h text:style-name="Heading_20_2" text:outline-level="2"><text:bookmark-start text:name="__RefHeading___Toc146228169"/>Наименования организации-заказчика и организаций-участников работ<text:bookmark-end text:name="__RefHeading___Toc146228169"/></text:h>
      <text:p text:style-name="Обычный1">Заказчик – <text:span text:style-name="T10">Музыкальный коллектив «Ad Astra»</text:span>.</text:p>
      <text:p text:style-name="P13">Исполнител<text:span text:style-name="T10">и:</text:span></text:p>
      <text:p text:style-name="P13">– студент каф. АСУ группы 430-1 <text:span text:style-name="T10">Завзятов Владислав Сергеевич;</text:span></text:p>
      <text:p text:style-name="P13">– <text:span text:style-name="T10">студент каф. АСУ группы 430-2 Лисица Дмитрий Сергеевич;</text:span></text:p>
      <text:p text:style-name="P13">– <text:span text:style-name="T10">студент каф. АСУ группы 430-2 Лузинсан Анастасия Александровна.</text:span></text:p>
      <text:h text:style-name="Heading_20_2" text:outline-level="2"><text:bookmark-start text:name="__RefHeading___Toc146228170"/>Перечень документов, на основании которых создается система<text:bookmark-end text:name="__RefHeading___Toc146228170"/></text:h>
      <text:p text:style-name="Обычный1">Не предусмотрено.</text:p>
      <text:h text:style-name="Heading_20_2" text:outline-level="2"><text:bookmark-start text:name="__RefHeading___Toc146228171"/>Плановые сроки начала и окончания работы по созданию системы<text:bookmark-end text:name="__RefHeading___Toc146228171"/></text:h>
      <text:p text:style-name="Обычный1">Плановый срок начала работы – начало октября 2023 года.</text:p>
      <text:p text:style-name="Обычный1">Плановый срок окончания работы – середина декабря 2023 года.</text:p>
      <text:h text:style-name="Heading_20_2" text:outline-level="2"><text:bookmark-start text:name="__RefHeading___Toc146228172"/>Источники и порядок финансирования работ<text:bookmark-end text:name="__RefHeading___Toc146228172"/></text:h>
      <text:p text:style-name="Обычный1">Собственные средства разработчика.</text:p>
      <text:h text:style-name="Heading_20_2" text:outline-level="2"><text:bookmark-start text:name="__RefHeading___Toc146228173"/>Порядок оформления и предъявления заказчику результатов работ по созданию системы<text:bookmark-end text:name="__RefHeading___Toc146228173"/></text:h>
      <text:p text:style-name="Обычный1">Система передается в виде функционирующего комплекса на базе средств вычислительной техники Заказчика и Исполнителя в установленные сроки.</text:p>
      <text:h text:style-name="P31" text:outline-level="2"><text:bookmark-start text:name="__RefHeading___Toc146228174"/><text:soft-page-break/>Перечень нормативно-технических документов, методических материалов, использованных при разработке ТЗ<text:bookmark-end text:name="__RefHeading___Toc146228174"/></text:h>
      <text:p text:style-name="Обычный1">При разработке автоматизированной системы и создании проектно-эксплуатационной документации Исполнитель должен руководствоваться требованиями следующих нормативных документов:</text:p>
      <text:p text:style-name="Обычный1">- ГОСТ 34.602-89 Техническое задание на создание автоматизированной системы.</text:p>
      <text:p text:style-name="Обычный1">- ГОСТ ЕСПД.</text:p>
      <text:h text:style-name="P31" text:outline-level="2"><text:bookmark-start text:name="__RefHeading___Toc146228175"/>Определения, обозначения и сокращения<text:bookmark-end text:name="__RefHeading___Toc146228175"/></text:h>
      <text:p text:style-name="Обычный1">Система – <text:span text:style-name="T10">система поддержки деятельности музыкальных коллективов</text:span>, требования к которой указаны в данном документе.</text:p>
      <text:p text:style-name="Обычный1"><text:span text:style-name="T10">Музыкальное произведение</text:span> – <text:span text:style-name="T10">ансамблевая или индивидуальная композиция</text:span>. Далее – МП.</text:p>
      <text:p text:style-name="Обычный1"><text:span text:style-name="T10">Репетиция</text:span> – <text:span text:style-name="T10">индивидуальное или групповое занятие участников музыкального коллектива</text:span>.</text:p>
      <text:p text:style-name="P23">Участник – лицо, причастное к музыкальному коллективу, выполняющее в нем некоторые обязанности, соответствующие его роли.</text:p>
      <text:p text:style-name="P13"><text:span text:style-name="T10">Аранжировка</text:span> – <text:span text:style-name="T10">в</text:span>ерсия партии музыкального произведения, адаптированной под имеющийся состав музыкальных инструментов коллектива.</text:p>
      <text:p text:style-name="P13"><text:span text:style-name="T10">Мероприятие</text:span> – <text:span text:style-name="T10">т</text:span>ворческое событие, на котором <text:span text:style-name="T10">часть</text:span> <text:span text:style-name="T10">коллектива</text:span> выступает с музыкальными произведениями.</text:p>
      <text:p text:style-name="Обычный1"><text:span text:style-name="T10">Партия</text:span> – <text:span text:style-name="T10">часть партитуры многоинструментального сочинения, исполняемая определённым певческим голосов или инструментом.</text:span></text:p>
      <text:p text:style-name="P23">Партирура – нотная запись оркестровой, хоровой или ансамблевой композиции, объединяющая все партии и отображающая их одна над другой.</text:p>
      <text:p text:style-name="Обычный1">ПЭВМ – персональные электронно-вычислительные машины.</text:p>
      <text:h text:style-name="Heading_20_1" text:outline-level="1"><text:bookmark-start text:name="__RefHeading___Toc146228176"/>НАЗНАЧЕНИЕ И ЦЕЛИ СОЗДАНИЯ СИСТЕМЫ<text:bookmark-end text:name="__RefHeading___Toc146228176"/></text:h>
      <text:h text:style-name="Heading_20_2" text:outline-level="2"><text:bookmark-start text:name="__RefHeading___Toc146228177"/>Назначение системы <text:bookmark-end text:name="__RefHeading___Toc146228177"/></text:h>
      <text:p text:style-name="P17">Предметом разработки является веб-сайт “Система поддержки деятельности музыкальных коллективов”, с системой динамического управления наполнением на базе веб-интерфейса.</text:p>
      <text:p text:style-name="Комментарии"><text:span text:style-name="T3">Назначение </text:span><text:span text:style-name="T7">системы</text:span><text:span text:style-name="T3">:</text:span></text:p>
      <text:p text:style-name="P17">- регистрация музыкального коллектива;</text:p>
      <text:p text:style-name="P17">- регистрация пользователя, который участвует в деятельности музыкального коллектива;</text:p>
      <text:p text:style-name="P17">- ведение учета музыкальных инструментов <text:span text:style-name="T11">и оборудованиян</text:span>;</text:p>
      <text:p text:style-name="P17">- организация плановых расписаний, мероприятий, собраний;</text:p>
      <text:p text:style-name="P17">- хранение и отображение информации о музыкальном коллективе;</text:p>
      <text:p text:style-name="P17">- хранение и отображение партитур музыкальных произведений.</text:p>
      <text:h text:style-name="Heading_20_2" text:outline-level="2"><text:bookmark-start text:name="__RefHeading___Toc146228178"/>Цели создания системы<text:bookmark-end text:name="__RefHeading___Toc146228178"/></text:h>
      <text:p text:style-name="Комментарии"><text:span text:style-name="T3">Основными целями создания </text:span><text:span text:style-name="T7">системы</text:span><text:span text:style-name="T3"> являются:</text:span></text:p>
      <text:p text:style-name="P17">• Предоставление возможности комплексного информационно обеспечения процессов, перечисленных выше.</text:p>
      <text:p text:style-name="P17">• Повышение эффективности исполнения процессов, перечисленных выше, путем сокращения непроизводительных и дублирующих операций, операций, выполняемых «вручную», оптимизации информационного взаимодействие участников процессов.</text:p>
      <text:p text:style-name="P17">• Повышение качества принятия управленческих решений за счет оперативности представления, полноты, достоверности и удобства форматов отображения информации;</text:p>
      <text:p text:style-name="P17">• Повышение информационной открытости и прозрачности деятельности музыкального коллектива, повышение удобства и комфорта (снижение финансовых и временных затрат) физических лиц при получении информации о деятельности музыкального коллектива.</text:p>
      <text:h text:style-name="Heading_20_1" text:outline-level="1"><text:bookmark-start text:name="__RefHeading___Toc146228179"/>ХАРАКТЕРИСТИКА ОБЪЕКТА АВТОМАТИЗАЦИИ<text:bookmark-end text:name="__RefHeading___Toc146228179"/></text:h>
      <text:p text:style-name="Комментарии"><text:span text:style-name="T3">Объектом автоматизации является накопление, хранение и обработка информации о </text:span><text:span text:style-name="T7">музыкальном коллективе</text:span><text:span text:style-name="T3"> и процессах, связанных с ними.</text:span></text:p>
      <text:p text:style-name="Комментарии"><text:span text:style-name="T7">Художественный руководитель </text:span><text:span text:style-name="T3">занимается </text:span><text:span text:style-name="T7">планированием мероприятий и репетиций, учетом музыкальных инструментов, составлением репертуара</text:span><text:span text:style-name="T3"> </text:span><text:span text:style-name="T7">музыкального коллектива в целом, а также составлением аранжировок на основе имеющихся партитур, либо самостоятельно</text:span><text:span text:style-name="T3">.</text:span></text:p>
      <text:p text:style-name="P37">Заместитель художественного руководителя занимается составлением расписания.</text:p>
      <text:p text:style-name="P12"><text:span text:style-name="T7">Участник, после вступления в коллектив,</text:span><text:span text:style-name="T3"> занимается </text:span><text:span text:style-name="T7">актуализацией собственных музыкальных инструментов и оборудования, комментированием предложенных партитур, скачивание партитур, а также просмотр личного расписания и общей информации о музыкальном коллективе.</text:span></text:p>
      <text:h text:style-name="Heading_20_1" text:outline-level="1"><text:bookmark-start text:name="__RefHeading___Toc146228180"/>ТРЕБОВАНИЯ К СИСТЕМЕ<text:bookmark-end text:name="__RefHeading___Toc146228180"/></text:h>
      <text:h text:style-name="Heading_20_2" text:outline-level="2"><text:bookmark-start text:name="__RefHeading___Toc146228181"/>Требования к системе в целом<text:bookmark-end text:name="__RefHeading___Toc146228181"/></text:h>
      <text:h text:style-name="Heading_20_3" text:outline-level="3"><text:bookmark-start text:name="__RefHeading___Toc146228182"/>Требования к структуре и функционированию системы<text:bookmark-end text:name="__RefHeading___Toc146228182"/></text:h>
      <text:p text:style-name="Обычный1">Перечень подсистем, их назначение и основные характеристики:</text:p>
      <text:p text:style-name="Обычный1">- подсистема учета <text:span text:style-name="T10">музыкальных инструментов и оборудования</text:span>: позволяет вносить и обновлять информацию о <text:span text:style-name="T10">музыкальных инструментах и оборудовании</text:span>, включая описани<text:span text:style-name="T10">е</text:span>, фотографии и прочие характеристики;</text:p>
      <text:p text:style-name="Обычный1">- подсистема управления <text:span text:style-name="T10">репертуаром</text:span>: позволяет обновлять и хранить <text:span text:style-name="T10">аранжировки музыкальных произведений</text:span>, <text:span text:style-name="T10">прослушивать и скачивать документы из системы, а также генерировать рекомендации произведений по жанру, ритму, инструментальному базису</text:span>;</text:p>
      <text:p text:style-name="Обычный1">- подсистема <text:span text:style-name="T10">формирования музыкальных секций</text:span>: предоставляет функциональность для <text:span text:style-name="T10">удобного группирования участников музыкального коллектива </text:span>на основе определенных критериев <text:span text:style-name="T10">для последующего назначения репетиций сформировавшимся музыкальным секциям</text:span>;</text:p>
      <text:p text:style-name="Обычный1">- подсистема <text:span text:style-name="T10">формирования расписания</text:span>: позволяет создавать и управлять <text:span text:style-name="T10">репетициями</text:span>, включая выбор <text:span text:style-name="T10">музыкальных произведений и музыкальных секций</text:span>;</text:p>
      <text:p text:style-name="Обычный1">- подсистема управления доступом: позволяет определенным пользователям иметь определенные уровни доступа в зависимости от их роли в <text:span text:style-name="T10">музыкальном коллективе</text:span>;</text:p>
      <text:p text:style-name="Обычный1">- подсистема аудита и журналирования: ведет журнал событий для отслеживания изменений данных и действий пользователей.</text:p>
      <text:h text:style-name="P33" text:outline-level="3"><text:bookmark-start text:name="__RefHeading___Toc146228183"/>Требования к численности и квалификации персонала системы<text:bookmark-end text:name="__RefHeading___Toc146228183"/></text:h>
      <text:p text:style-name="Комментарии"><text:span text:style-name="T3">Требования к численности персонала системы не предусмотрены. Владение компьютером на уровне пользователя.</text:span><text:span text:style-name="T3"/></text:p>
      <text:h text:style-name="P33" text:outline-level="3"><text:bookmark-start text:name="__RefHeading___Toc146228184"/>Показатели назначения<text:bookmark-end text:name="__RefHeading___Toc146228184"/></text:h>
      <text:p text:style-name="Комментарии"><text:span text:style-name="T3">Не предусмотрено.</text:span><text:span text:style-name="T3"/></text:p>
      <text:h text:style-name="P33" text:outline-level="3"><text:bookmark-start text:name="__RefHeading___Toc146228185"/>Требования к надежности<text:bookmark-end text:name="__RefHeading___Toc146228185"/></text:h>
      <text:p text:style-name="Комментарии"><text:span text:style-name="T3">Для обеспечения надежного пользования системой необходимо использование источников бесперебойного питания.</text:span><text:span text:style-name="T3"/></text:p>
      <text:h text:style-name="P33" text:outline-level="3"><text:bookmark-start text:name="__RefHeading___Toc146228186"/><text:soft-page-break/>Требования к безопасности<text:bookmark-end text:name="__RefHeading___Toc146228186"/></text:h>
      <text:p text:style-name="Комментарии"><text:span text:style-name="T3">Нормативное регулирование охраны труда при осуществлении трудовой деятельности за компьютерами осуществляется посредством типовой инструкции ТОИ Р-45-084-01. Отдельные требования к организации работ с ПЭВМ установлены санитарными правилами СП 2.2.3670-20.</text:span><text:span text:style-name="T3"/></text:p>
      <text:h text:style-name="P33" text:outline-level="3"><text:bookmark-start text:name="__RefHeading___Toc146228187"/>Требования к эргономике и технической эстетике<text:bookmark-end text:name="__RefHeading___Toc146228187"/></text:h>
      <text:p text:style-name="P17">Не предусмотрено.<text:span text:style-name="T3"/></text:p>
      <text:h text:style-name="P33" text:outline-level="3"><text:bookmark-start text:name="__RefHeading___Toc146228188"/>Требования к транспортабельности для подвижных АС<text:bookmark-end text:name="__RefHeading___Toc146228188"/></text:h>
      <text:p text:style-name="Обычный1">Не предусмотрено.</text:p>
      <text:h text:style-name="P33" text:outline-level="3"><text:bookmark-start text:name="__RefHeading___Toc146228189"/>Требования к эксплуатации, техническому обслуживанию, ремонту и хранению компонентов системы<text:bookmark-end text:name="__RefHeading___Toc146228189"/></text:h>
      <text:p text:style-name="Комментарии"><text:span text:style-name="T3">Не предусмотрено.</text:span><text:span text:style-name="T3"/></text:p>
      <text:h text:style-name="P33" text:outline-level="3"><text:bookmark-start text:name="__RefHeading___Toc146228190"/>Требования к защите информации от несанкционированного доступа<text:bookmark-end text:name="__RefHeading___Toc146228190"/></text:h>
      <text:p text:style-name="Обычный1">Средства защиты, обеспечиваемые создаваемым программным продуктом:</text:p>
      <text:list text:style-name="WW8Num47">
        <text:list-item>
          <text:p text:style-name="P62">Требование по наличию пароля для пользователей, особенно для пользователей с ролью администратора.</text:p>
        </text:list-item>
        <text:list-item>
          <text:p text:style-name="P62">Реализация ролевой модели доступа.</text:p>
        </text:list-item>
        <text:list-item>
          <text:p text:style-name="P62">Обеспечение регистрации событий и действий пользователей.</text:p>
        </text:list-item>
      </text:list>
      <text:p text:style-name="Обычный1">Меры, обеспечиваемые системным администратором:</text:p>
      <text:list text:style-name="WW8Num14">
        <text:list-item>
          <text:p text:style-name="P64">Настройка устройств беспроводного доступа: установка паролей и изменение настроек доступа, установленных по умолчанию.</text:p>
        </text:list-item>
        <text:list-item>
          <text:p text:style-name="P64">Установка обновлений, устраняющих выявленные уязвимости оборудования и программного обеспечения.</text:p>
        </text:list-item>
        <text:list-item>
          <text:p text:style-name="P64">Установка, обновление и мониторинг работы антивирусного программного обеспечения.</text:p>
        </text:list-item>
        <text:list-item>
          <text:p text:style-name="P64">Проведение периодического сканирования сети и сканирования после внесения важных изменений.</text:p>
        </text:list-item>
        <text:list-item>
          <text:p text:style-name="P64">Назначение каждому <text:span text:style-name="T10">члену коллектива</text:span> уникальной учетной записи, периодические проверки на наличие неудаленных учетных записей <text:span text:style-name="T10">исключенных членов коллектива</text:span>, смена паролей. Выдача и учет токенов электронной подписи.</text:p>
        </text:list-item>
        <text:list-item>
          <text:p text:style-name="P64">Периодическая инвентаризация точек беспроводного доступа и другого оборудования, установленного программного обеспечения.</text:p>
        </text:list-item>
      </text:list>
      <text:p text:style-name="Обычный1"><text:soft-page-break/>Меры физической защиты:</text:p>
      <text:list xml:id="list112409839250437" text:continue-numbering="true" text:style-name="WW8Num14">
        <text:list-item>
          <text:p text:style-name="P63">Ограничение доступа в критические помещения.</text:p>
        </text:list-item>
        <text:list-item>
          <text:p text:style-name="P63">Отключение сетевых разъемов в общедоступных местах.</text:p>
        </text:list-item>
        <text:list-item>
          <text:p text:style-name="P63">Установка камер видеонаблюдения за критически важными помещениями.</text:p>
        </text:list-item>
      </text:list>
      <text:h text:style-name="P33" text:outline-level="3"><text:bookmark-start text:name="__RefHeading___Toc146228191"/>Требования по сохранности информации при авариях<text:bookmark-end text:name="__RefHeading___Toc146228191"/></text:h>
      <text:p text:style-name="Обычный1">Сохранность информации при авариях возлагается на защитные механизмы СУБД.</text:p>
      <text:h text:style-name="P33" text:outline-level="3"><text:bookmark-start text:name="__RefHeading___Toc146228192"/>Требования к защите от влияния внешних воздействий<text:bookmark-end text:name="__RefHeading___Toc146228192"/></text:h>
      <text:p text:style-name="Обычный1">Не предусмотрено.</text:p>
      <text:h text:style-name="P33" text:outline-level="3"><text:bookmark-start text:name="__RefHeading___Toc146228193"/>Требования к патентной частоте<text:bookmark-end text:name="__RefHeading___Toc146228193"/></text:h>
      <text:p text:style-name="Обычный1">Не предусмотрено.</text:p>
      <text:h text:style-name="P33" text:outline-level="3"><text:bookmark-start text:name="__RefHeading___Toc146228194"/>Требования по стандартизации и унификации<text:bookmark-end text:name="__RefHeading___Toc146228194"/></text:h>
      <text:p text:style-name="Обычный1">Не предусмотрено.</text:p>
      <text:h text:style-name="P33" text:outline-level="3"><text:bookmark-start text:name="__RefHeading___Toc146228195"/>Дополнительные требования<text:bookmark-end text:name="__RefHeading___Toc146228195"/></text:h>
      <text:p text:style-name="Обычный1">Не предусмотрено.</text:p>
      <text:h text:style-name="P32" text:outline-level="2"><text:bookmark-start text:name="__RefHeading___Toc146228196"/>Требования к функциям (задачам), выполняемым системой<text:bookmark-end text:name="__RefHeading___Toc146228196"/></text:h>
      <text:p text:style-name="Комментарии"><text:span text:style-name="T3">Подсистема </text:span><text:span text:style-name="T7">учета музыкальных инструментов и оборудования</text:span><text:span text:style-name="T3"> должна обеспечивать:</text:span></text:p>
      <text:list xml:id="list112408652573386" text:continue-numbering="true" text:style-name="WW8Num14">
        <text:list-item>
          <text:p text:style-name="P42" loext:marker-style-name="T3"><text:span text:style-name="T3">Ввод/вывод сведений о </text:span><text:span text:style-name="T7">МИ и оборудования</text:span><text:span text:style-name="T3"> в БД:</text:span></text:p>
        </text:list-item>
      </text:list>
      <text:list text:style-name="WW8Num48">
        <text:list-item>
          <text:p text:style-name="P43" loext:marker-style-name="T3"><text:span text:style-name="T3">описание состояния </text:span><text:span text:style-name="T7">МИ/оборудования</text:span><text:span text:style-name="T4">;</text:span></text:p>
        </text:list-item>
        <text:list-item>
          <text:p text:style-name="P45" loext:marker-style-name="T3"><text:span text:style-name="T4">описание характеристик МИ/оборудования;</text:span></text:p>
        </text:list-item>
        <text:list-item>
          <text:p text:style-name="P45" loext:marker-style-name="T3"><text:span text:style-name="T4">указание владельца МИ/оборудования;</text:span></text:p>
        </text:list-item>
        <text:list-item>
          <text:p text:style-name="P44" loext:marker-style-name="T3"><text:span text:style-name="T5">указание типа МИ.</text:span></text:p>
        </text:list-item>
      </text:list>
      <text:list xml:id="list112410112551846" text:continue-list="list112408652573386" text:style-name="WW8Num14">
        <text:list-item>
          <text:p text:style-name="P42" loext:marker-style-name="T3"><text:span text:style-name="T3">Назначение ответственного </text:span><text:span text:style-name="T7">МИ/оборудования</text:span><text:span text:style-name="T4">.</text:span></text:p>
        </text:list-item>
      </text:list>
      <text:p text:style-name="P21"><text:span text:style-name="T3">Подсистема управления </text:span><text:span text:style-name="T7">репертуаром</text:span><text:span text:style-name="T3"> должна обеспечивать:</text:span></text:p>
      <text:list xml:id="list787148715" text:style-name="WW8Num46">
        <text:list-item>
          <text:p text:style-name="P48" loext:marker-style-name="T3"><text:span text:style-name="T3">Ввод/вывод сведений о </text:span><text:span text:style-name="T7">репертуаре</text:span><text:span text:style-name="T3"> в БД:</text:span></text:p>
        </text:list-item>
      </text:list>
      <text:list xml:id="list2318120212" text:style-name="WW8Num34">
        <text:list-item>
          <text:p text:style-name="P50" loext:marker-style-name="T3"><text:span text:style-name="T5">список наименований музыкальных произведений</text:span><text:span text:style-name="T4">;</text:span></text:p>
        </text:list-item>
        <text:list-item>
          <text:p text:style-name="P46" loext:marker-style-name="T3"><text:span text:style-name="T4">список авторов музыкальных произведений.</text:span></text:p>
        </text:list-item>
      </text:list>
      <text:list xml:id="list112409705022632" text:continue-list="list787148715" text:style-name="WW8Num46">
        <text:list-item>
          <text:p text:style-name="P49" loext:marker-style-name="T3"><text:span text:style-name="T3">Ввод/вывод сведений о</text:span><text:span text:style-name="T7">б аранжировке</text:span><text:span text:style-name="T3"> в БД:</text:span></text:p>
        </text:list-item>
      </text:list>
      <text:list xml:id="list112409001506131" text:continue-list="list2318120212" text:style-name="WW8Num34">
        <text:list-item>
          <text:p text:style-name="P46" loext:marker-style-name="T3"><text:span text:style-name="T4">документ аранжировки некоторого музыкального произведения;</text:span></text:p>
        </text:list-item>
        <text:list-item>
          <text:p text:style-name="P51" loext:marker-style-name="T3"><text:span text:style-name="T7">ритм композиции;</text:span></text:p>
        </text:list-item>
        <text:list-item>
          <text:p text:style-name="P46" loext:marker-style-name="T3"><text:soft-page-break/><text:span text:style-name="T3">жанр композиции.</text:span></text:p>
        </text:list-item>
      </text:list>
      <text:list text:continue-list="list112409705022632" text:style-name="WW8Num46">
        <text:list-item>
          <text:p text:style-name="P49" loext:marker-style-name="T3"><text:span text:style-name="T3">Назначение </text:span><text:span text:style-name="T7">исполнителей аранжировки</text:span><text:span text:style-name="T4">;</text:span></text:p>
        </text:list-item>
        <text:list-item>
          <text:p text:style-name="P48" loext:marker-style-name="T3"><text:span text:style-name="T7">Генерация рекомендаций музыкальных композиций на основе фильтрации по:</text:span></text:p>
        </text:list-item>
      </text:list>
      <text:list text:continue-list="list112409001506131" text:style-name="WW8Num34">
        <text:list-item>
          <text:p text:style-name="P46" loext:marker-style-name="T3"><text:span text:style-name="T4">ритму;</text:span></text:p>
        </text:list-item>
        <text:list-item>
          <text:p text:style-name="P46" loext:marker-style-name="T3"><text:span text:style-name="T4">жанру;</text:span></text:p>
        </text:list-item>
        <text:list-item>
          <text:p text:style-name="P51" loext:marker-style-name="T3"><text:span text:style-name="T5">инструментальному базису.</text:span></text:p>
        </text:list-item>
      </text:list>
      <text:p text:style-name="Комментарии"><text:span text:style-name="T3">Подсистема формирования </text:span><text:span text:style-name="T7">музыкальных секций</text:span><text:span text:style-name="T3">:</text:span></text:p>
      <text:list xml:id="list218531676" text:style-name="WW8Num11">
        <text:list-item>
          <text:p text:style-name="P52" loext:marker-style-name="T3"><text:span text:style-name="T3">Создание </text:span><text:span text:style-name="T7">музыкальной секции</text:span><text:span text:style-name="T4">:</text:span></text:p>
        </text:list-item>
      </text:list>
      <text:list text:style-name="WW8Num33">
        <text:list-item>
          <text:p text:style-name="P53" loext:marker-style-name="T3"><text:span text:style-name="T3">Внесение </text:span><text:span text:style-name="T7">ключевого слова секции</text:span><text:span text:style-name="T4">;</text:span></text:p>
        </text:list-item>
        <text:list-item>
          <text:p text:style-name="P53" loext:marker-style-name="T3"><text:span text:style-name="T3">Внесение </text:span><text:span text:style-name="T7">участников секции</text:span><text:span text:style-name="T4">;</text:span></text:p>
        </text:list-item>
        <text:list-item>
          <text:p text:style-name="P54" loext:marker-style-name="T3"><text:span text:style-name="T3">Задание типа </text:span><text:span text:style-name="T7">секции</text:span><text:span text:style-name="T4">.</text:span></text:p>
        </text:list-item>
      </text:list>
      <text:list text:continue-list="list218531676" text:style-name="WW8Num11">
        <text:list-item>
          <text:p text:style-name="P52" loext:marker-style-name="T3"><text:span text:style-name="T3">Удаление </text:span><text:span text:style-name="T7">музыкальной секции</text:span><text:span text:style-name="T4">;</text:span></text:p>
        </text:list-item>
        <text:list-item>
          <text:p text:style-name="P52" loext:marker-style-name="T3"><text:span text:style-name="T3">Добавление </text:span><text:span text:style-name="T7">участница </text:span><text:span text:style-name="T3">в </text:span><text:span text:style-name="T7">музыкальную секцию</text:span><text:span text:style-name="T4">.</text:span></text:p>
        </text:list-item>
        <text:list-item>
          <text:p text:style-name="P52" loext:marker-style-name="T3"><text:span text:style-name="T3">Удаление </text:span><text:span text:style-name="T7">участника</text:span><text:span text:style-name="T3"> из </text:span><text:span text:style-name="T7">музыкальной секции</text:span><text:span text:style-name="T4">.</text:span></text:p>
        </text:list-item>
      </text:list>
      <text:p text:style-name="Комментарии"><text:span text:style-name="T3">Подсистема </text:span><text:span text:style-name="T7">формирования расписания</text:span><text:span text:style-name="T3">:</text:span></text:p>
      <text:list xml:id="list2168822580" text:style-name="WW8Num37">
        <text:list-item>
          <text:p text:style-name="P55" loext:marker-style-name="T3"><text:span text:style-name="T7">Добавление репетиции</text:span><text:span text:style-name="T4">:</text:span></text:p>
        </text:list-item>
      </text:list>
      <text:list text:style-name="WW8Num5">
        <text:list-item>
          <text:p text:style-name="P56" loext:marker-style-name="T3"><text:span text:style-name="T3">Указание </text:span><text:span text:style-name="T7">времени начала репетиции</text:span><text:span text:style-name="T4">;</text:span></text:p>
        </text:list-item>
        <text:list-item>
          <text:p text:style-name="P56" loext:marker-style-name="T3"><text:span text:style-name="T3">Указание дат начала и окончания </text:span><text:span text:style-name="T7">проведения репетиции;</text:span></text:p>
        </text:list-item>
        <text:list-item>
          <text:p text:style-name="P47" loext:marker-style-name="T3"><text:span text:style-name="T3">Указание частоты повторяемости репетиции (оптионально);</text:span></text:p>
        </text:list-item>
        <text:list-item>
          <text:p text:style-name="P47" loext:marker-style-name="T3"><text:span text:style-name="T3">Указание музыкальной секции.</text:span></text:p>
        </text:list-item>
        <text:list-item>
          <text:p text:style-name="P47" loext:marker-style-name="T3"><text:span text:style-name="T3">Указание руководителя репетиции.</text:span></text:p>
        </text:list-item>
      </text:list>
      <text:list text:continue-list="list2168822580" text:style-name="WW8Num37">
        <text:list-item>
          <text:p text:style-name="P55" loext:marker-style-name="T3"><text:span text:style-name="T3">Добавление/</text:span><text:span text:style-name="T7">удаление</text:span><text:span text:style-name="T3"> </text:span><text:span text:style-name="T7">музыкальной секции</text:span><text:span text:style-name="T3"> </text:span><text:span text:style-name="T7">на репетицию</text:span><text:span text:style-name="T5">.</text:span></text:p>
        </text:list-item>
      </text:list>
      <text:list text:style-name="WW8Num36">
        <text:list-item>
          <text:p text:style-name="P57" loext:marker-style-name="T3"><text:span text:style-name="T7">Переназначение руководителя репетиции</text:span><text:span text:style-name="T3">.</text:span></text:p>
        </text:list-item>
        <text:list-item>
          <text:p text:style-name="P58" loext:marker-style-name="T3"><text:span text:style-name="T7">Изменение времени проведения репетиции, частоты повторяемости репетиции.</text:span></text:p>
        </text:list-item>
      </text:list>
      <text:p text:style-name="P17"><text:s/>Подсистема управления доступом: </text:p>
      <text:list text:continue-numbering="true" text:style-name="WW8Num36">
        <text:list-item>
          <text:p text:style-name="P57" loext:marker-style-name="T3"><text:span text:style-name="T3">Разграничение доступа в соответствии с ролями.</text:span></text:p>
        </text:list-item>
      </text:list>
      <text:p text:style-name="P17">Подсистема аудита и журналирования: </text:p>
      <text:list text:continue-numbering="true" text:style-name="WW8Num36">
        <text:list-item>
          <text:p text:style-name="P38">Фиксирование действий, выполняемых пользователями.</text:p>
        </text:list-item>
      </text:list>
      <text:h text:style-name="P32" text:outline-level="2"><text:bookmark-start text:name="__RefHeading___Toc146228197"/>Требования к видам обеспечения<text:bookmark-end text:name="__RefHeading___Toc146228197"/></text:h>
      <text:h text:style-name="P33" text:outline-level="3"><text:bookmark-start text:name="__RefHeading___Toc146228198"/>Требования к математическому обеспечению системы<text:bookmark-end text:name="__RefHeading___Toc146228198"/></text:h>
      <text:p text:style-name="Обычный1">Не предусмотрено.</text:p>
      <text:h text:style-name="P33" text:outline-level="3"><text:bookmark-start text:name="__RefHeading___Toc146228199"/><text:soft-page-break/>Требования информационному обеспечению системы<text:bookmark-end text:name="__RefHeading___Toc146228199"/></text:h>
      <text:p text:style-name="P17">Требования: </text:p>
      <text:p text:style-name="P17">1) Данные системы хранятся в спроектированной для нее реляционной базе данных; </text:p>
      <text:p text:style-name="P17">2) Защиты данных от разрушений при авариях и сбоях в электропитании системы реализуется защитными механизмами СУБД.</text:p>
      <text:h text:style-name="P33" text:outline-level="3"><text:bookmark-start text:name="__RefHeading___Toc146228200"/>Требования к лингвистическому обеспечению системы <text:bookmark-end text:name="__RefHeading___Toc146228200"/></text:h>
      <text:p text:style-name="Комментарии"><text:span text:style-name="T3">Языки программирования высокого уровня</text:span><text:span text:style-name="T4">:</text:span></text:p>
      <text:list text:continue-list="list112410112551846" text:style-name="WW8Num14">
        <text:list-item>
          <text:p text:style-name="P41" loext:marker-style-name="T4"><text:span text:style-name="T4">C#;</text:span></text:p>
        </text:list-item>
        <text:list-item>
          <text:p text:style-name="P41" loext:marker-style-name="T4"><text:span text:style-name="T4">JavaScript.</text:span></text:p>
        </text:list-item>
      </text:list>
      <text:p text:style-name="P16"><text:span text:style-name="T3">Языки манипулирования данными</text:span><text:span text:style-name="T4">:</text:span></text:p>
      <text:list text:continue-numbering="true" text:style-name="WW8Num14">
        <text:list-item>
          <text:p text:style-name="P41" loext:marker-style-name="T4"><text:span text:style-name="T4">SQL</text:span><text:span text:style-name="T3">.</text:span></text:p>
        </text:list-item>
      </text:list>
      <text:p text:style-name="P16"><text:span text:style-name="T3">Средства описания предметной области</text:span><text:span text:style-name="T4">:</text:span></text:p>
      <text:list text:continue-numbering="true" text:style-name="WW8Num14">
        <text:list-item>
          <text:p text:style-name="P41" loext:marker-style-name="T4"><text:span text:style-name="T4">UML;</text:span></text:p>
        </text:list-item>
        <text:list-item>
          <text:p text:style-name="P41" loext:marker-style-name="T4"><text:span text:style-name="T4">IDEF1X</text:span></text:p>
        </text:list-item>
      </text:list>
      <text:p text:style-name="P16"><text:span text:style-name="T3">Языки взаимодействия с пользователем</text:span><text:span text:style-name="T4">:</text:span></text:p>
      <text:list text:continue-numbering="true" text:style-name="WW8Num14">
        <text:list-item>
          <text:p text:style-name="P41" loext:marker-style-name="T4"><text:span text:style-name="T3">Русскоязычный графический интерфейс пользователя.</text:span></text:p>
        </text:list-item>
      </text:list>
      <text:p text:style-name="P16"><text:span text:style-name="T3">Языки ввода-вывода</text:span><text:span text:style-name="T4">:</text:span></text:p>
      <text:list xml:id="list112408355001198" text:continue-numbering="true" text:style-name="WW8Num14">
        <text:list-item>
          <text:p text:style-name="P41" loext:marker-style-name="T3"><text:span text:style-name="T3">Русский язык.</text:span></text:p>
        </text:list-item>
      </text:list>
      <text:h text:style-name="P33" text:outline-level="3"><text:bookmark-start text:name="__RefHeading___Toc146228201"/>Требования к программному обеспечению системы<text:bookmark-end text:name="__RefHeading___Toc146228201"/></text:h>
      <text:p text:style-name="Комментарии"><text:span text:style-name="T3">Список необходимого программного обеспечения</text:span><text:span text:style-name="T4">:</text:span></text:p>
      <text:list text:style-name="WW8Num13">
        <text:list-item>
          <text:p text:style-name="P59" loext:marker-style-name="T3"><text:span text:style-name="T3">ОС </text:span><text:span text:style-name="T4">Linux</text:span><text:span text:style-name="T3">/</text:span><text:span text:style-name="T4">Windows</text:span><text:span text:style-name="T3"> 7 и новее.</text:span></text:p>
        </text:list-item>
      </text:list>
      <text:list xml:id="list112408575488673" text:continue-list="list112408355001198" text:style-name="WW8Num14">
        <text:list-item>
          <text:p text:style-name="P42" loext:marker-style-name="T4"><text:span text:style-name="T3">Сетевой драйвер.</text:span></text:p>
        </text:list-item>
        <text:list-item>
          <text:p text:style-name="P42" loext:marker-style-name="T4"><text:span text:style-name="T3">Веб-браузер (актуальная версия).</text:span></text:p>
        </text:list-item>
        <text:list-item>
          <text:p text:style-name="P42" loext:marker-style-name="T4"><text:span text:style-name="T4">PostgreSQL </text:span><text:span text:style-name="T3">(на сервере).</text:span></text:p>
        </text:list-item>
      </text:list>
      <text:h text:style-name="P33" text:outline-level="3"><text:bookmark-start text:name="__RefHeading___Toc146228202"/>Требования к техническому обеспечению <text:bookmark-end text:name="__RefHeading___Toc146228202"/></text:h>
      <text:list text:style-name="WW8Num9">
        <text:list-item>
          <text:p text:style-name="P60" loext:marker-style-name="T4"><text:span text:style-name="T3">Техническое обеспечение сервера</text:span><text:span text:style-name="T4">:</text:span></text:p>
        </text:list-item>
      </text:list>
      <text:list text:style-name="WW8Num20">
        <text:list-item>
          <text:p text:style-name="P61" loext:marker-style-name="T3"><text:span text:style-name="T3">оперативная память: минимум – 12 ГБ, рекомендуемое – 64 ГБ;</text:span></text:p>
        </text:list-item>
        <text:list-item>
          <text:p text:style-name="P61" loext:marker-style-name="T3"><text:span text:style-name="T3">процессор – 4 ядра, частота – 3,5 ГГц</text:span><text:span text:style-name="T4">;</text:span></text:p>
        </text:list-item>
        <text:list-item>
          <text:p text:style-name="P61" loext:marker-style-name="T3"><text:span text:style-name="T3">накопитель: </text:span><text:span text:style-name="T4">SSD</text:span><text:span text:style-name="T3"> для </text:span><text:span text:style-name="T4">SQL</text:span><text:span text:style-name="T3"> – 300 ГБ и больше, </text:span><text:span text:style-name="T4">HDD</text:span><text:span text:style-name="T3"> для </text:span><text:span text:style-name="T4">IIS</text:span><text:span text:style-name="T3"> и документов – 128 ГБ и больше;</text:span></text:p>
        </text:list-item>
        <text:list-item>
          <text:p text:style-name="P61" loext:marker-style-name="T3"><text:span text:style-name="T3">пропускная способность сети: 10 Мб/сек.</text:span></text:p>
        </text:list-item>
      </text:list>
      <text:p text:style-name="Комментарии"><text:span text:style-name="T3">2) Техническое обеспечение клиента</text:span><text:span text:style-name="T4">:</text:span></text:p>
      <text:list text:continue-numbering="true" text:style-name="WW8Num20">
        <text:list-item>
          <text:p text:style-name="P61" loext:marker-style-name="T3"><text:soft-page-break/><text:span text:style-name="T3">оперативная память: минимум – 4 ГБ, рекомендуемое – 8 ГБ;</text:span></text:p>
        </text:list-item>
        <text:list-item>
          <text:p text:style-name="P61" loext:marker-style-name="T3"><text:span text:style-name="T3">процессор – 2 ядра, частота – 2 ГГц</text:span><text:span text:style-name="T4">;</text:span></text:p>
        </text:list-item>
        <text:list-item>
          <text:p text:style-name="P61" loext:marker-style-name="T3"><text:span text:style-name="T3">Свободное дисковое пространство: 100 ГБ и больше;</text:span></text:p>
        </text:list-item>
      </text:list>
      <text:h text:style-name="P33" text:outline-level="3"><text:bookmark-start text:name="__RefHeading___Toc146228203"/>Требования к метрологическому обеспечению<text:bookmark-end text:name="__RefHeading___Toc146228203"/></text:h>
      <text:p text:style-name="Обычный1">Не предусмотрено.</text:p>
      <text:h text:style-name="P33" text:outline-level="3"><text:bookmark-start text:name="__RefHeading___Toc146228204"/>Требования к организационному обеспечению<text:bookmark-end text:name="__RefHeading___Toc146228204"/></text:h>
      <text:p text:style-name="Обычный1">Не предусмотрено.</text:p>
      <text:h text:style-name="P33" text:outline-level="3"><text:bookmark-start text:name="__RefHeading___Toc146228205"/>Требования к методическому обеспечению<text:bookmark-end text:name="__RefHeading___Toc146228205"/></text:h>
      <text:p text:style-name="Обычный1">В качестве методического обеспечения формируется руководство пользователя. В руководстве описаны шаги пользования системой.</text:p>
      <text:h text:style-name="Heading_20_1" text:outline-level="1"><text:bookmark-start text:name="__RefHeading___Toc146228206"/>СОСТАВ И СОДЕРЖАНИЕ РАБОТ ПО СОЗДАНИЮ (РАЗВИТИЮ) СИСТЕМЫ<text:bookmark-end text:name="__RefHeading___Toc146228206"/></text:h>
      <text:p text:style-name="Обычный1">Этапы и их описание представлены в таблице ниже.</text:p>
      <text:p text:style-name="P26">Таблица 6.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2">Этап</text:p>
          </table:table-cell>
          <table:table-cell table:style-name="Table1.A1" office:value-type="string">
            <text:p text:style-name="P22">Содержание работ</text:p>
          </table:table-cell>
          <table:table-cell table:style-name="Table1.A1" office:value-type="string">
            <text:p text:style-name="P22">Порядок приемки и документы</text:p>
          </table:table-cell>
          <table:table-cell table:style-name="Table1.A1" office:value-type="string">
            <text:p text:style-name="P22">Сроки</text:p>
          </table:table-cell>
          <table:table-cell table:style-name="Table1.A1" office:value-type="string">
            <text:p text:style-name="P22">Ответственный</text:p>
            <text:p text:style-name="P22"/>
          </table:table-cell>
        </table:table-row>
        <table:table-row table:style-name="Table1.2">
          <table:table-cell table:style-name="Table1.A1" office:value-type="string">
            <text:p text:style-name="P22"><text:span text:style-name="T2">Составление технического задания (ТЗ)</text:span><text:span text:style-name="T2"/></text:p>
          </table:table-cell>
          <table:table-cell table:style-name="Table1.A1" office:value-type="string">
            <text:p text:style-name="P8">Разработка функциональных и нефункциональных требований к системе</text:p>
          </table:table-cell>
          <table:table-cell table:style-name="Table1.A1" office:value-type="string">
            <text:p text:style-name="P8">Утверждение ТЗ</text:p>
          </table:table-cell>
          <table:table-cell table:style-name="Table1.A1" office:value-type="string">
            <text:p text:style-name="P8">30 сентября 2023 года<text:span text:style-name="T2"/></text:p>
          </table:table-cell>
          <table:table-cell table:style-name="Table1.A1" office:value-type="string">
            <text:p text:style-name="P8">Разработка — Исполнитель; согласование — Заказчик</text:p>
          </table:table-cell>
        </table:table-row>
        <table:table-row table:style-name="Table1.3">
          <table:table-cell table:style-name="Table1.A1" table:number-rows-spanned="3" office:value-type="string">
            <text:p text:style-name="P8">Техническое проектирование (ТП)</text:p>
          </table:table-cell>
          <table:table-cell table:style-name="Table1.A1" office:value-type="string">
            <text:p text:style-name="P7">Разработка сценариев работы системы и макетов интерфейса веб-приложений</text:p>
          </table:table-cell>
          <table:table-cell table:style-name="Table1.A1" office:value-type="string">
            <text:p text:style-name="P8">Утверждение документа «Описание автоматизирован-ных функций»</text:p>
          </table:table-cell>
          <table:table-cell table:style-name="Table1.A1" table:number-rows-spanned="3" office:value-type="string">
            <text:p text:style-name="P8">15 дней со дня согласо-вания ТЗ</text:p>
          </table:table-cell>
          <table:table-cell table:style-name="Table1.A1" office:value-type="string">
            <text:p text:style-name="P8">Исполнитель<text:span text:style-name="T2"/>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7">Разработка фирменного стиля оформления веб-сайта</text:p>
          </table:table-cell>
          <table:table-cell table:style-name="Table1.A1" office:value-type="string">
            <text:p text:style-name="P8">Утверждение фирменного стиля</text:p>
          </table:table-cell>
          <table:covered-table-cell table:style-name="Table1.A1"/>
          <table:table-cell table:style-name="Table1.A1" office:value-type="string">
            <text:p text:style-name="P8">Заказчик<text:span text:style-name="T2"/></text:p>
          </table:table-cell>
        </table:table-row>
        <table:table-row table:style-name="Table1.5">
          <table:covered-table-cell table:style-name="Table1.A1"/>
          <table:table-cell table:style-name="Table1.A1" office:value-type="string">
            <text:p text:style-name="P7">Разработка наполнения сайта<text:span text:style-name="T2"/></text:p>
          </table:table-cell>
          <table:table-cell table:style-name="Table1.A1" office:value-type="string">
            <text:p text:style-name="P8">Утверждение наполнения<text:span text:style-name="T2"/></text:p>
          </table:table-cell>
          <table:covered-table-cell table:style-name="Table1.A1"/>
          <table:table-cell table:style-name="Table1.A1" office:value-type="string">
            <text:p text:style-name="P8">Заказчик<text:span text:style-name="T2"/></text:p>
          </table:table-cell>
        </table:table-row>
        <table:table-row table:style-name="Table1.6">
          <table:table-cell table:style-name="Table1.A1" table:number-rows-spanned="4" office:value-type="string">
            <text:p text:style-name="P8">Разработка программной части<text:span text:style-name="T2"/></text:p>
          </table:table-cell>
          <table:table-cell table:style-name="Table1.A1" office:value-type="string">
            <text:p text:style-name="P8">Разработка серверного модуля, модуля хранения данных и модуля хранения файлов</text:p>
          </table:table-cell>
          <table:table-cell table:style-name="Table1.A1" table:number-rows-spanned="3" office:value-type="string">
            <text:p text:style-name="P8">Приемка осуществляется в процессе испытания</text:p>
          </table:table-cell>
          <table:table-cell table:style-name="Table1.A1" table:number-rows-spanned="4" office:value-type="string">
            <text:p text:style-name="P8">30 дней со дня согласо-вания ТП</text:p>
          </table:table-cell>
          <table:table-cell table:style-name="Table1.A1" office:value-type="string">
            <text:p text:style-name="P8">Разработка – Заказчик. Исполнитель предоставляет данные для наполнения справочников</text:p>
          </table:table-cell>
        </table:table-row>
        <table:table-row table:style-name="Table1.7">
          <table:covered-table-cell table:style-name="Table1.A1"/>
          <table:table-cell table:style-name="Table1.A1" office:value-type="string">
            <text:p text:style-name="P8">Разработка панели администрирования</text:p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8">Заказчик<text:span text:style-name="T2"/></text:p>
          </table:table-cell>
        </table:table-row>
        <table:table-row table:style-name="Table1.8">
          <table:covered-table-cell table:style-name="Table1.A1"/>
          <table:table-cell table:style-name="Table1.A1" office:value-type="string">
            <text:p text:style-name="P8">Разработка веб-сайта<text:span text:style-name="T2"/></text:p>
          </table:table-cell>
          <table:covered-table-cell table:style-name="Table1.A1"/>
          <table:covered-table-cell table:style-name="Table1.A1"/>
          <table:table-cell table:style-name="Table1.A1" office:value-type="string">
            <text:p text:style-name="P8">Исполнитель<text:span text:style-name="T2"/></text:p>
          </table:table-cell>
        </table:table-row>
        <table:table-row table:style-name="Table1.9">
          <table:covered-table-cell table:style-name="Table1.A1"/>
          <table:table-cell table:style-name="Table1.A1" office:value-type="string">
            <text:p text:style-name="P8">Разработка рабочей и эксплуатационной документации</text:p>
          </table:table-cell>
          <table:table-cell table:style-name="Table1.A1" office:value-type="string">
            <text:p text:style-name="P8">Утверждение документов испытаний и эксплуатации</text:p>
          </table:table-cell>
          <table:covered-table-cell table:style-name="Table1.A1"/>
          <table:table-cell table:style-name="Table1.A1" office:value-type="string">
            <text:p text:style-name="P8">Исполнитель<text:span text:style-name="T2"/></text:p>
          </table:table-cell>
        </table:table-row>
        <table:table-row table:style-name="Table1.10">
          <table:table-cell table:style-name="Table1.A1" office:value-type="string">
            <text:p text:style-name="P8">Предваритель-ные автономные испытания</text:p>
          </table:table-cell>
          <table:table-cell table:style-name="Table1.A1" office:value-type="string">
            <text:p text:style-name="P8">Проверка соответствия нефункциональным требо-ваниям (дизайн).</text:p>
            <text:p text:style-name="P8">Проверка комплекта документации.</text:p>
            <text:p text:style-name="P8">Проверка работоспособ-ности системы, без взаимодействия со смеж-ными системами.</text:p>
            <text:p text:style-name="P8">Доработки и повторные испытания до устранения недостатков<text:span text:style-name="T2"/></text:p>
          </table:table-cell>
          <table:table-cell table:style-name="Table1.A1" office:value-type="string">
            <text:p text:style-name="P8">Утверждение протокола предварительных комплексных испытаний</text:p>
          </table:table-cell>
          <table:table-cell table:style-name="Table1.A1" office:value-type="string">
            <text:p text:style-name="P8">7 дней со дня заверше-ния разработ-ки</text:p>
          </table:table-cell>
          <table:table-cell table:style-name="Table1.A1" office:value-type="string">
            <text:p text:style-name="P8">Исполнитель — проведение испытаний. Заказчик — подготовка инфраструктуры и организация испытаний</text:p>
          </table:table-cell>
        </table:table-row>
      </table:table>
      <text:p text:style-name="Standard"><text:soft-page-break/>Продолжение таблицы 6.1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Предварительные комплексные испытания<text:span text:style-name="T2"/></text:p>
          </table:table-cell>
          <table:table-cell table:style-name="Table2.A1" office:value-type="string">
            <text:p text:style-name="P8">Проверка взаимодействия со смежными внешними системами.<text:span text:style-name="T2"/></text:p>
            <text:p text:style-name="P8">Доработки и повторные испытания до устранения недостатков</text:p>
          </table:table-cell>
          <table:table-cell table:style-name="Table2.A1" office:value-type="string">
            <text:p text:style-name="P8">Утверждение протокола предварительных комплексных испытаний</text:p>
          </table:table-cell>
          <table:table-cell table:style-name="Table2.A1" office:value-type="string">
            <text:p text:style-name="P8">14 дней со дня заверше-ния автоном-ных испыта-ний</text:p>
          </table:table-cell>
          <table:table-cell table:style-name="Table2.A1" office:value-type="string">
            <text:p text:style-name="P8">Исполнитель — проведение испытаний. Заказчик — подготовка инфраструктуры и организация испытаний</text:p>
          </table:table-cell>
        </table:table-row>
        <table:table-row table:style-name="Table2.1">
          <table:table-cell table:style-name="Table2.A1" office:value-type="string">
            <text:p text:style-name="P8">Подготовка к опытной эксплуатации<text:span text:style-name="T2"/></text:p>
          </table:table-cell>
          <table:table-cell table:style-name="Table2.A1" office:value-type="string">
            <text:p text:style-name="P8">Разворачивание системы на промышленных серверах.</text:p>
            <text:p text:style-name="P8">Выполнение комплекса работ по подготовке (подробнее см. п. 8 Требования к составу и содержанию работ по подготовке объекта автоматизации к вводу системы в действие)</text:p>
          </table:table-cell>
          <table:table-cell table:style-name="Table2.A1" office:value-type="string">
            <text:p text:style-name="P8">Приемка отсутствует<text:span text:style-name="T2"/></text:p>
          </table:table-cell>
          <table:table-cell table:style-name="Table2.A1" office:value-type="string">
            <text:p text:style-name="P8">5 дней<text:span text:style-name="T2"/></text:p>
          </table:table-cell>
          <table:table-cell table:style-name="Table2.A1" office:value-type="string">
            <text:p text:style-name="P8">Подготовка программной части и заполнение справочников — Заказчик. Исполнитель предоставляет данные для наполнения справочников и осуществляет организацию ОЭ</text:p>
          </table:table-cell>
        </table:table-row>
        <table:table-row table:style-name="Table2.1">
          <table:table-cell table:style-name="Table2.A1" office:value-type="string">
            <text:p text:style-name="P8">Опытная эксплуатация</text:p>
          </table:table-cell>
          <table:table-cell table:style-name="Table2.A1" office:value-type="string">
            <text:p text:style-name="P8">Эксплуатация с привлечением небольшого количества участников.</text:p>
            <text:p text:style-name="P8">Доработки и повторные испытания до устранения недостатков<text:span text:style-name="T2"/></text:p>
          </table:table-cell>
          <table:table-cell table:style-name="Table2.A1" office:value-type="string">
            <text:p text:style-name="P8">Протокол опытной эксплуатации (журнал ошибок и итогов их исправления)</text:p>
          </table:table-cell>
          <table:table-cell table:style-name="Table2.A1" office:value-type="string">
            <text:p text:style-name="P8">10 дней<text:span text:style-name="T2"/></text:p>
          </table:table-cell>
          <table:table-cell table:style-name="Table2.A1" office:value-type="string">
            <text:p text:style-name="P8">Исполнитель – устранение недостатков.</text:p>
            <text:p text:style-name="P8">Заказчик – проведение ОЭ</text:p>
          </table:table-cell>
        </table:table-row>
        <table:table-row table:style-name="Table2.1">
          <table:table-cell table:style-name="Table2.A1" office:value-type="string">
            <text:p text:style-name="P8">Ввод в промышленную эксплуатацию</text:p>
          </table:table-cell>
          <table:table-cell table:style-name="Table2.A1" office:value-type="string">
            <text:p text:style-name="P8">См. этап подготовки к опытной эксплуатации<text:span text:style-name="T2"/></text:p>
          </table:table-cell>
          <table:table-cell table:style-name="Table2.A1" office:value-type="string">
            <text:p text:style-name="P8">Приемка отсутствует</text:p>
          </table:table-cell>
          <table:table-cell table:style-name="Table2.A1" office:value-type="string">
            <text:p text:style-name="P8">10 дней<text:span text:style-name="T2"/></text:p>
          </table:table-cell>
          <table:table-cell table:style-name="Table2.A1" office:value-type="string">
            <text:p text:style-name="P8">Исполнитель<text:span text:style-name="T2"/></text:p>
          </table:table-cell>
        </table:table-row>
        <table:table-row table:style-name="Table2.1">
          <table:table-cell table:style-name="Table2.A1" office:value-type="string">
            <text:p text:style-name="P8">Промышленная эксплуатация</text:p>
          </table:table-cell>
          <table:table-cell table:style-name="Table2.A1" office:value-type="string">
            <text:p text:style-name="P8">Промышленная эксплуатация<text:span text:style-name="T2"/></text:p>
          </table:table-cell>
          <table:table-cell table:style-name="Table2.A1" office:value-type="string">
            <text:p text:style-name="P8">Приемка отсутствует<text:span text:style-name="T2"/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Обычный1"/>
      <text:h text:style-name="Heading_20_1" text:outline-level="1"><text:bookmark-start text:name="__RefHeading___Toc146228207"/>ПОРЯДОК КОНТРОЛЯ И ПРИЕМКИ СИСТЕМЫ<text:bookmark-end text:name="__RefHeading___Toc146228207"/></text:h>
      <text:h text:style-name="Heading_20_2" text:outline-level="2"><text:bookmark-start text:name="__RefHeading___Toc146228208"/>Виды, состав, объем и методы испытаний системы<text:bookmark-end text:name="__RefHeading___Toc146228208"/></text:h>
      <text:p text:style-name="Обычный1">Полное тестирование всего заявленного функционала системы.</text:p>
      <text:h text:style-name="Heading_20_2" text:outline-level="2"><text:bookmark-start text:name="__RefHeading___Toc146228209"/>Общие требования к приемке работ по стадиям<text:bookmark-end text:name="__RefHeading___Toc146228209"/></text:h>
      <text:p text:style-name="Обычный1">Приемка происходит один раз – после реализации системы.</text:p>
      <text:h text:style-name="Heading_20_2" text:outline-level="2"><text:bookmark-start text:name="__RefHeading___Toc146228210"/>Статус приемочной комиссии<text:bookmark-end text:name="__RefHeading___Toc146228210"/></text:h>
      <text:p text:style-name="Обычный1">Приемная комиссия – сотрудники Заказчика.</text:p>
      <text:h text:style-name="Heading_20_1" text:outline-level="1"><text:bookmark-start text:name="__RefHeading___Toc146228211"/>ТРЕБОВАНИЯ К СОСТАВУ И СОДЕРЖАНИЮ РАБОТ ПО ПОДГОТОВКЕ ОБЪЕКТА АВТОМАТИЗАЦИИ К ВВОДУ СИСТЕМЫ В ДЕЙСТВИЕ<text:bookmark-end text:name="__RefHeading___Toc146228211"/></text:h>
      <text:p text:style-name="Обычный1">Необходимые работы<text:span text:style-name="T8">:</text:span><text:span text:style-name="T8"/></text:p>
      <text:list text:continue-list="list112408575488673" text:style-name="WW8Num14">
        <text:list-item>
          <text:p text:style-name="P64">Проведение реорганизации, набор нового персонала, в случае необходимости.</text:p>
        </text:list-item>
        <text:list-item>
          <text:p text:style-name="P63">Обучение персонала.</text:p>
        </text:list-item>
        <text:list-item>
          <text:p text:style-name="P64">Разработка общих разделов сайта и пользовательского соглашения (согласия на обработку персональных данных).</text:p>
        </text:list-item>
        <text:list-item>
          <text:p text:style-name="P64">Заполнение справочников и иных исходных сведений.</text:p>
        </text:list-item>
        <text:list-item>
          <text:p text:style-name="P64">Перенос данных из прежней системы.</text:p>
        </text:list-item>
        <text:list-item>
          <text:p text:style-name="P64">Развертывание системы на промышленных серверах.</text:p>
        </text:list-item>
        <text:list-item>
          <text:p text:style-name="P64">Настройка интеграции со смежными системами.</text:p>
        </text:list-item>
        <text:list-item>
          <text:p text:style-name="P64">Настройка системы доступа и создание учетных записей.</text:p>
        </text:list-item>
      </text:list>
      <text:h text:style-name="Heading_20_1" text:outline-level="1"><text:bookmark-start text:name="__RefHeading___Toc146228212"/>ТРЕБОВАНИЯ К ДОКУМЕНТИРОВАНИЮ<text:bookmark-end text:name="__RefHeading___Toc146228212"/></text:h>
      <text:p text:style-name="Комментарии"><text:span text:style-name="T3">Перечень документации представлен в виде таблицы.</text:span><text:span text:style-name="T3"/></text:p>
      <text:p text:style-name="P18">Таблица 9.1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Этап<text:span text:style-name="T3"/></text:p>
          </table:table-cell>
          <table:table-cell table:style-name="Table3.A1" office:value-type="string">
            <text:p text:style-name="P18">Документ<text:span text:style-name="T3"/></text:p>
          </table:table-cell>
          <table:table-cell table:style-name="Table3.A1" office:value-type="string">
            <text:p text:style-name="P18">Содержание документа<text:span text:style-name="T3"/></text:p>
          </table:table-cell>
        </table:table-row>
        <table:table-row table:style-name="Table3.1">
          <table:table-cell table:style-name="Table3.A1" table:number-rows-spanned="6" office:value-type="string">
            <text:p text:style-name="P19">Техническое проектирование</text:p>
          </table:table-cell>
          <table:table-cell table:style-name="Table3.A1" office:value-type="string">
            <text:p text:style-name="P19">Ведомость технического проекта<text:span text:style-name="T6"/></text:p>
          </table:table-cell>
          <table:table-cell table:style-name="Table3.A1" office:value-type="string">
            <text:p text:style-name="P19">Перечень документов технического проекта<text:span text:style-name="T6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Пояснительная записка к техническому проекту</text:p>
          </table:table-cell>
          <table:table-cell table:style-name="Table3.A1" office:value-type="string">
            <text:p text:style-name="P19">Описание основных технических решений; описание процесса деятельности с применением системы; мероприятия по подготовке объекта автоматизации к вводу системы в действие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Описание автоматизируемых функций<text:span text:style-name="T6"/></text:p>
          </table:table-cell>
          <table:table-cell table:style-name="Table3.A1" office:value-type="string">
            <text:p text:style-name="P19">детальные сценарии работы системы;<text:span text:style-name="T6"/></text:p>
            <text:p text:style-name="P19">макеты пользовательского интерфейса с подробным описанием элементов;</text:p>
            <text:p text:style-name="P19">перечень подсистем (модулей) с описанием выполняемых функций;<text:span text:style-name="T6"/></text:p>
            <text:p text:style-name="P19">описание структуры данных, где это необходимо;<text:span text:style-name="T6"/></text:p>
            <text:p text:style-name="P19">формы и правила формирования отчетов<text:span text:style-name="T6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Описание комплекса технических средств<text:span text:style-name="T6"/></text:p>
          </table:table-cell>
          <table:table-cell table:style-name="Table3.A1" office:value-type="string">
            <text:p text:style-name="P19">описание комплекса оборудования: серверов, файерволов, свичей и пр.;</text:p>
            <text:p text:style-name="P19">описание локальной сети и подсетей, параметров выхода в Интернет<text:span text:style-name="T6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Описание организационной структуры<text:span text:style-name="T6"/></text:p>
          </table:table-cell>
          <table:table-cell table:style-name="Table3.A1" office:value-type="string">
            <text:p text:style-name="P19">Изменения в организационной структуре, необходимые для функционирования системы<text:tab/><text:span text:style-name="T6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Смета<text:tab/></text:p>
          </table:table-cell>
          <table:table-cell table:style-name="Table3.A1" office:value-type="string">
            <text:p text:style-name="P19">Уточненная стоимость работ по созданию и внедрению системы<text:tab/></text:p>
          </table:table-cell>
        </table:table-row>
        <table:table-row table:style-name="Table3.1">
          <table:table-cell table:style-name="Table3.A1" table:number-rows-spanned="3" office:value-type="string">
            <text:p text:style-name="P19">Разработка рабочей и эксплуатационной документации<text:span text:style-name="T6"/></text:p>
          </table:table-cell>
          <table:table-cell table:style-name="Table3.A1" office:value-type="string">
            <text:p text:style-name="P19">Ведомость рабочей и эксплуатационной документации<text:tab/><text:span text:style-name="T6"/></text:p>
          </table:table-cell>
          <table:table-cell table:style-name="Table3.A1" office:value-type="string">
            <text:p text:style-name="P19">Перечень рабочих (эксплуатационных) документов технического проекта<text:tab/><text:span text:style-name="T6"/>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Формуляр<text:tab/><text:span text:style-name="T6"/></text:p>
          </table:table-cell>
          <table:table-cell table:style-name="Table3.A1" office:value-type="string">
            <text:p text:style-name="P19">общие указания по эксплуатации системы;</text:p>
            <text:p text:style-name="P19">перечень документации для ознакомления персоналом; объем сопровождения; сведения, необходимые для организации, занимающейся сопровождением системы; перечень возникших аварийных ситуаций и сведения об их устранении; сведения об изменениях ПО; сведения о рекламациях и устранении замечаний</text:p>
          </table:table-cell>
        </table:table-row>
        <table:table-row table:style-name="Table3.1">
          <table:covered-table-cell table:style-name="Table3.A1"/>
          <table:table-cell table:style-name="Table3.A1" office:value-type="string">
            <text:p text:style-name="P19">Общее описание системы<text:tab/><text:span text:style-name="T6"/></text:p>
          </table:table-cell>
          <table:table-cell table:style-name="Table3.A1" office:value-type="string">
            <text:p text:style-name="P19">структура системы; описание подсистем; схема структурная комплекса технических средств; перечень эксплуатационных документов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9">Технологическая инструкция<text:tab/><text:span text:style-name="T6"/></text:p>
          </table:table-cell>
          <table:table-cell table:style-name="Table3.A1" office:value-type="string">
            <text:p text:style-name="P19">Инструкция на операцию или комплекс операций, связанных с использованием системы</text:p>
          </table:table-cell>
        </table:table-row>
      </table:table>
      <text:p text:style-name="Standard"/>
      <text:p text:style-name="Standard"/>
      <text:p text:style-name="Standard"><text:soft-page-break/>Продолжение таблицы 9.1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9" office:value-type="string">
            <text:p text:style-name="P19">Ввод в действие<text:span text:style-name="T6"/></text:p>
          </table:table-cell>
          <table:table-cell table:style-name="Table4.A1" office:value-type="string">
            <text:p text:style-name="P19">Протокол подготовки персонала<text:span text:style-name="T6"/></text:p>
          </table:table-cell>
          <table:table-cell table:style-name="Table4.A1" office:value-type="string">
            <text:p text:style-name="P19">Перечень персонала с отметками о прохождении обучения и выполнении контрольных заданий<text:span text:style-name="T6"/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Протокол развертывания система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Протокол первоначального заполнения БД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Протокол предварительных испытаний</text:p>
          </table:table-cell>
          <table:table-cell table:style-name="Table4.A1" office:value-type="string">
            <text:p text:style-name="P19">Перечень испытаний с отметками о прохождении и замечаниями<text:tab/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Акт приемку в опытную эксплуатацию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Журнал опытной эксплуатации</text:p>
          </table:table-cell>
          <table:table-cell table:style-name="Table4.A1" office:value-type="string">
            <text:p text:style-name="P19">Перечень замечаний и сведения об их устранении<text:span text:style-name="T6"/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Акт о завершении опытной эксплуатации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Протокол приемочных испытаний</text:p>
          </table:table-cell>
          <table:table-cell table:style-name="Table4.A1" office:value-type="string">
            <text:p text:style-name="P19">Перечень испытаний с отметками о прохождении и замечаниями<text:tab/><text:span text:style-name="T6"/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9">Акт приемки системы в постоянную эксплуатацию</text:p>
          </table:table-cell>
          <table:table-cell table:style-name="Table4.A1" office:value-type="string">
            <text:p text:style-name="P20"/>
          </table:table-cell>
        </table:table-row>
        <table:table-row table:style-name="Table4.1">
          <table:table-cell table:style-name="Table4.A1" office:value-type="string">
            <text:p text:style-name="P19">Гарантийное и послегарантийное обслуживание (сопровождение)</text:p>
          </table:table-cell>
          <table:table-cell table:style-name="Table4.A1" office:value-type="string">
            <text:p text:style-name="P19">Формуляр<text:span text:style-name="T6"/></text:p>
          </table:table-cell>
          <table:table-cell table:style-name="Table4.A1" office:value-type="string">
            <text:p text:style-name="P20"/>
          </table:table-cell>
        </table:table-row>
      </table:table>
      <text:p text:style-name="P18"/>
      <text:h text:style-name="Heading_20_1" text:outline-level="1"><text:bookmark-start text:name="__RefHeading___Toc146228213"/>ИСТОЧНИКИ РАЗРАБОТКИ<text:bookmark-end text:name="__RefHeading___Toc146228213"/></text:h>
      <text:list text:style-name="WW8Num19">
        <text:list-item>
          <text:p text:style-name="P66"><text:span text:style-name="Подзаголовок_20_приложения_20_Char_20_Char"><text:span text:style-name="T9"/></text:span></text:p>
        </text:list-item>
      </text:list>
      <text:p text:style-name="P27"><text:bookmark-end text:name="_Ref52756240"/><text:bookmark-end text:name="_Ref52756232"/>СОСТАВИЛИ 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Таблица_20_текст">Наименование организации, предприятия</text:p>
          </table:table-cell>
          <table:table-cell table:style-name="Table5.A1" office:value-type="string">
            <text:p text:style-name="Таблица_20_текст">Должность исполнителя</text:p>
          </table:table-cell>
          <table:table-cell table:style-name="Table5.A1" office:value-type="string">
            <text:p text:style-name="Таблица_20_текст">Фамилия имя, отчество</text:p>
          </table:table-cell>
          <table:table-cell table:style-name="Table5.A1" office:value-type="string">
            <text:p text:style-name="Таблица_20_текст">Подпись</text:p>
          </table:table-cell>
          <table:table-cell table:style-name="Table5.A1" office:value-type="string">
            <text:p text:style-name="Таблица_20_текст">Дата</text:p>
          </table:table-cell>
        </table:table-row>
        <table:table-row table:style-name="Table5.1">
          <table:table-cell table:style-name="Table5.A1" office:value-type="string">
            <text:p text:style-name="P14"> ТУСУР, ФСУ, каф. АСУ</text:p>
          </table:table-cell>
          <table:table-cell table:style-name="Table5.A1" office:value-type="string">
            <text:p text:style-name="P14"> студент</text:p>
          </table:table-cell>
          <table:table-cell table:style-name="Table5.A1" office:value-type="string">
            <text:p text:style-name="P24">Завзятов Владислав Сергеевич</text:p>
          </table:table-cell>
          <table:table-cell table:style-name="Table5.A1" office:value-type="string">
            <text:p text:style-name="Таблица_20_текст"/>
          </table:table-cell>
          <table:table-cell table:style-name="Table5.A1" office:value-type="string">
            <text:p text:style-name="P24">27.09.2023</text:p>
          </table:table-cell>
        </table:table-row>
        <table:table-row table:style-name="Table5.1">
          <table:table-cell table:style-name="Table5.A3" office:value-type="string">
            <text:p text:style-name="P14"> ТУСУР, ФСУ, каф. АСУ</text:p>
          </table:table-cell>
          <table:table-cell table:style-name="Table5.A3" office:value-type="string">
            <text:p text:style-name="P14"> студент</text:p>
          </table:table-cell>
          <table:table-cell table:style-name="Table5.A3" office:value-type="string">
            <text:p text:style-name="P24"> Лисица Дмитрий Сергеевич</text:p>
          </table:table-cell>
          <table:table-cell table:style-name="Table5.A3" office:value-type="string">
            <text:p text:style-name="Таблица_20_текст"/>
          </table:table-cell>
          <table:table-cell table:style-name="Table5.A3" office:value-type="string">
            <text:p text:style-name="P24">27.09.2023</text:p>
          </table:table-cell>
        </table:table-row>
        <table:table-row table:style-name="Table5.1">
          <table:table-cell table:style-name="Table5.A3" office:value-type="string">
            <text:p text:style-name="Таблица_20_текст"> ТУСУР, ФСУ, каф. АСУ</text:p>
          </table:table-cell>
          <table:table-cell table:style-name="Table5.A3" office:value-type="string">
            <text:p text:style-name="Таблица_20_текст"> студент</text:p>
          </table:table-cell>
          <table:table-cell table:style-name="Table5.A3" office:value-type="string">
            <text:p text:style-name="Таблица_20_текст"> <text:span text:style-name="T10">Лузинсан Анастасия Александровна</text:span></text:p>
          </table:table-cell>
          <table:table-cell table:style-name="Table5.A3" office:value-type="string">
            <text:p text:style-name="Таблица_20_текст"> </text:p>
          </table:table-cell>
          <table:table-cell table:style-name="Table5.A3" office:value-type="string">
            <text:p text:style-name="Таблица_20_текст"> 2<text:span text:style-name="T10">7</text:span>.09.2023</text:p>
          </table:table-cell>
        </table:table-row>
      </table:table>
      <text:p text:style-name="Обычный1">СОГЛАСОВАНО 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Таблица_20_текст">Наименование организации, предприятия</text:p>
          </table:table-cell>
          <table:table-cell table:style-name="Table6.A1" office:value-type="string">
            <text:p text:style-name="Таблица_20_текст">Должность исполнителя</text:p>
          </table:table-cell>
          <table:table-cell table:style-name="Table6.A1" office:value-type="string">
            <text:p text:style-name="Таблица_20_текст">Фамилия имя, отчество</text:p>
          </table:table-cell>
          <table:table-cell table:style-name="Table6.A1" office:value-type="string">
            <text:p text:style-name="Таблица_20_текст">Подпись</text:p>
          </table:table-cell>
          <table:table-cell table:style-name="Table6.A1" office:value-type="string">
            <text:p text:style-name="Таблица_20_текст">Дата</text:p>
          </table:table-cell>
        </table:table-row>
        <table:table-row table:style-name="Table6.1">
          <table:table-cell table:style-name="Table6.A1" office:value-type="string">
            <text:p text:style-name="Таблица_20_текст"> </text:p>
          </table:table-cell>
          <table:table-cell table:style-name="Table6.A1" office:value-type="string">
            <text:p text:style-name="Таблица_20_текст"> </text:p>
          </table:table-cell>
          <table:table-cell table:style-name="Table6.A1" office:value-type="string">
            <text:p text:style-name="Таблица_20_текст"> </text:p>
          </table:table-cell>
          <table:table-cell table:style-name="Table6.A1" office:value-type="string">
            <text:p text:style-name="Таблица_20_текст"> </text:p>
          </table:table-cell>
          <table:table-cell table:style-name="Table6.A1" office:value-type="string">
            <text:p text:style-name="Таблица_20_текст"> 2<text:span text:style-name="T10">7</text:span>.09.2023</text:p>
          </table:table-cell>
        </table:table-row>
      </table:table>
      <text:p text:style-name="Обычный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 style:parent-style-name="Standard">
      <style:paragraph-properties fo:margin-left="0in" fo:margin-right="0in" fo:line-height="150%" fo:text-align="justify" style:justify-single-word="false" fo:text-indent="0.5909in" style:auto-text-indent="false"/>
    </style:style>
    <style:style style:name="Heading_20_1" style:display-name="Heading 1" style:family="paragraph" style:parent-style-name="Обычный1" style:next-style-name="Обычный1" style:default-outline-level="1" style:class="text">
      <style:paragraph-properties fo:margin-top="0.1665in" fo:margin-bottom="0.0417in" style:contextual-spacing="false" fo:break-before="page" fo:keep-with-next="always"/>
      <style:text-properties fo:text-transform="uppercase"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Обычный1" style:next-style-name="Обычный1" style:default-outline-level="2" style:class="text">
      <style:paragraph-properties fo:margin-top="0.1665in" fo:margin-bottom="0.0417in" style:contextual-spacing="false" fo:text-align="start" style:justify-single-word="false" fo:keep-with-next="always"/>
      <style:text-properties fo:font-size="13pt" fo:font-weight="bold" style:font-size-asian="13pt" style:font-weight-asian="bold" style:font-size-complex="14pt" style:font-weight-complex="bold"/>
    </style:style>
    <style:style style:name="Heading_20_3" style:display-name="Heading 3" style:family="paragraph" style:parent-style-name="Обычный1" style:next-style-name="Обычный1" style:default-outline-level="3" style:class="text">
      <style:paragraph-properties fo:margin-top="0.1665in" fo:margin-bottom="0.0417in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Обычный1" style:next-style-name="Обычный1" style:default-outline-level="4" style:class="text">
      <style:paragraph-properties fo:margin-top="0.1665in" fo:margin-bottom="0.0417in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Обычный1" style:next-style-name="Обычный1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292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ЗАГОЛОВОК_20__28_титульная_29_" style:display-name="ЗАГОЛОВОК (титульная)" style:family="paragraph" style:parent-style-name="Обычный1" style:next-style-name="Обычный1" style:default-outline-level="1" style:list-style-name="">
      <style:paragraph-properties fo:margin-left="0in" fo:margin-right="0in" fo:text-align="center" style:justify-single-word="false" fo:text-indent="0in" style:auto-text-indent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Подзаголовок_20__28_титульная_29_" style:display-name="Подзаголовок (титульная)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Комментарии" style:family="paragraph" style:parent-style-name="Обычный1">
      <style:text-properties fo:color="#ff9900" loext:opacity="100%"/>
    </style:style>
    <style:style style:name="Рисунок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 fo:keep-with-next="always"/>
    </style:style>
    <style:style style:name="Рисунок_20_подпись" style:display-name="Рисунок подпись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/>
      <style:text-properties fo:language="en" fo:country="US" fo:font-weight="bold" style:font-weight-asian="bold"/>
    </style:style>
    <style:style style:name="Таблица_20_название_20_таблицы" style:display-name="Таблица название таблицы" style:family="paragraph" style:parent-style-name="Обычный1" style:next-style-name="Обычный1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Таблица_20_название_20_столбцов" style:display-name="Таблица название столбцов" style:family="paragraph" style:parent-style-name="Таблица_20_название_20_таблицы" style:next-style-name="Обычный1">
      <style:paragraph-properties fo:margin-top="0.0835in" fo:margin-bottom="0.0835in" style:contextual-spacing="false" fo:text-align="center" style:justify-single-word="false"/>
    </style:style>
    <style:style style:name="Таблица_20_текст" style:display-name="Таблица текст" style:family="paragraph" style:parent-style-name="Обычный1">
      <style:paragraph-properties fo:margin-left="0in" fo:margin-right="0in" fo:line-height="100%" fo:text-align="start" style:justify-single-word="false" fo:text-indent="0in" style:auto-text-indent="false"/>
    </style:style>
    <style:style style:name="Список_20_21" style:display-name="Список 21" style:family="paragraph" style:parent-style-name="Обычный1" style:list-style-name="WW8Num28">
      <style:text-properties fo:language="en" fo:country="US"/>
    </style:style>
    <style:style style:name="Список_20_31" style:display-name="Список 31" style:family="paragraph" style:parent-style-name="Обычный1" style:list-style-name="WW8Num23"/>
    <style:style style:name="ЗАГОЛОВОК_20_ПРИЛОЖЕНИЯ" style:display-name="ЗАГОЛОВОК ПРИЛОЖЕНИЯ" style:family="paragraph" style:parent-style-name="Heading_20_1" style:next-style-name="Standard" style:default-outline-level="" style:list-style-name="">
      <style:paragraph-properties fo:margin-left="0in" fo:margin-right="0in" fo:text-align="center" style:justify-single-word="false" fo:text-indent="0in" style:auto-text-indent="false"/>
    </style:style>
    <style:style style:name="Подзаголовок_20_приложения" style:display-name="Подзаголовок приложения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Дата1" style:family="paragraph" style:parent-style-name="Обычный1" style:next-style-name="Обычный1">
      <style:paragraph-properties fo:margin-left="0in" fo:margin-right="0in" fo:text-align="center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9in" fo:margin-right="0in" fo:text-indent="0in" style:auto-text-indent="false"/>
    </style:style>
    <style:style style:name="Комментарии_20_-_20_список" style:display-name="Комментарии - список" style:family="paragraph" style:parent-style-name="Список_20_21">
      <style:text-properties fo:color="#ff9900" loext:opacity="100%"/>
    </style:style>
    <style:style style:name="Список1" style:family="paragraph" style:parent-style-name="Обычный1" style:list-style-name="WW8Num8"/>
    <style:style style:name="Таблица_20_текст_20_в_20_ячейках" style:display-name="Таблица текст в ячейках" style:family="paragraph" style:parent-style-name="Таблица_20_текст">
      <style:paragraph-properties fo:margin-top="0.0835in" fo:margin-bottom="0.0835in" style:contextual-spacing="false" fo:line-height="150%" fo:text-align="start" style:justify-single-word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style:contextual-spacing="false" fo:line-height="107%" fo:text-align="start" style:justify-single-word="false" fo:keep-together="always" fo:text-indent="0in" style:auto-text-indent="false" fo:break-before="auto" fo:break-after="auto"/>
      <style:text-properties fo:font-variant="normal" fo:text-transform="none" fo:color="#2f5496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font-weight-asian="normal" style:font-name-complex="Times New Roman" style:font-family-complex="'Times New Roman'" style:font-family-generic-complex="roman" style:font-pitch-complex="variable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/>
    <style:style style:name="WW8Num19z0" style:family="text"/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5z0" style:family="text"/>
    <style:style style:name="WW8Num4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Обычный_20_Char_20_Char" style:display-name="Обычный Char Char" style:family="text">
      <style:text-properties fo:font-size="12pt" fo:language="ru" fo:country="RU" style:font-size-asian="12pt" style:font-size-complex="12pt" style:language-complex="ar" style:country-complex="SA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Комментарии_20_Char_20_Char" style:display-name="Комментарии Char Char" style:family="text">
      <style:text-properties fo:color="#ff9900" loext:opacity="100%" fo:font-size="12pt" fo:language="ru" fo:country="RU" style:font-size-asian="12pt" style:font-size-complex="12pt" style:language-complex="ar" style:country-complex="SA"/>
    </style:style>
    <style:style style:name="Подзаголовок_20_приложения_20_Char_20_Char" style:display-name="Подзаголовок приложения Char Char" style:family="text"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Index_20_Link" style:display-name="Index Link" style:family="text"/>
    <text:outline-style style:name="Outline">
      <text:outline-level-style text:level="1" text:style-name="WW8Num2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2" text:style-name="WW8Num2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3" text:style-name="WW8Num2z0" loext:num-list-format="%1%.%2%.%3%" style:num-format="1" text:display-levels="3">
        <style:list-level-properties text:list-level-position-and-space-mode="label-alignment">
          <style:list-level-label-alignment text:label-followed-by="space" fo:margin-left="0.4929in"/>
        </style:list-level-properties>
      </text:outline-level-style>
      <text:outline-level-style text:level="4" text:style-name="WW8Num2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5" text:style-name="WW8Num2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6" text:style-name="WW8Num2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7" text:style-name="WW8Num2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8" text:style-name="WW8Num2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9" text:style-name="WW8Num2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2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3" text:style-name="WW8Num2z0" loext:num-list-format="%1%.%2%.%3%" style:num-format="1" text:display-levels="3">
        <style:list-level-properties text:list-level-position-and-space-mode="label-alignment">
          <style:list-level-label-alignment text:label-followed-by="space" fo:margin-left="0.4929in"/>
        </style:list-level-properties>
      </text:list-level-style-number>
      <text:list-level-style-number text:level="4" text:style-name="WW8Num2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5" text:style-name="WW8Num2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6" text:style-name="WW8Num2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7" text:style-name="WW8Num2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8" text:style-name="WW8Num2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9" text:style-name="WW8Num2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2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0909in" fo:text-indent="-0.2484in" fo:margin-left="1.0909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953in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3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3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3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3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3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3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3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Times New Roman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17z0" loext:num-list-format="%1%.%2%" style:num-format="1" text:display-levels="2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3" text:style-name="WW8Num17z0" loext:num-list-format="%1%.%2%.%3%" style:num-format="1" text:display-levels="3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4" text:style-name="WW8Num17z0" loext:num-list-format="%1%.%2%.%3%.%4%" style:num-format="1" text:display-levels="4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5" text:style-name="WW8Num17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6" text:style-name="WW8Num17z0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7" text:style-name="WW8Num17z0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8" text:style-name="WW8Num17z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9" text:style-name="WW8Num17z0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386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86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86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86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8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style:font-name="Times New Roman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Wingdings"/>
      </text:list-level-style-bullet>
      <text:list-level-style-bullet text:level="4" text:style-name="WW8Num2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Wingdings"/>
      </text:list-level-style-bullet>
      <text:list-level-style-bullet text:level="7" text:style-name="WW8Num20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34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0909in" fo:text-indent="-0.25in" fo:margin-left="1.0909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1252in" fo:text-indent="-0.5339in" fo:margin-left="1.1252in"/>
        </style:list-level-properties>
        <style:text-properties style:font-name="Times New Roman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style:font-name="Wingdings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style:font-name="Symbol"/>
      </text:list-level-style-bullet>
      <text:list-level-style-bullet text:level="5" text:style-name="WW8Num3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style:font-name="Courier New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style:font-name="Wingdings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style:font-name="Symbol"/>
      </text:list-level-style-bullet>
      <text:list-level-style-bullet text:level="8" text:style-name="WW8Num3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style:font-name="Courier New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04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1.3862in"/>
        </style:list-level-properties>
        <style:text-properties style:font-name="Symbol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862in"/>
        </style:list-level-properties>
        <style:text-properties style:font-name="Courier New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3862in"/>
        </style:list-level-properties>
        <style:text-properties style:font-name="Wingdings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8862in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862in"/>
        </style:list-level-properties>
        <style:text-properties style:font-name="Courier New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8862in"/>
        </style:list-level-properties>
        <style:text-properties style:font-name="Wingdings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862in"/>
        </style:list-level-properties>
        <style:text-properties style:font-name="Courier New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386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3862in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862in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3862in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8862in"/>
        </style:list-level-properties>
        <style:text-properties style:font-name="Symbol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862in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8862in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style:font-name="Symbol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862in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386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Times New Roman"/>
      </text:list-level-style-bullet>
      <text:list-level-style-bullet text:level="2" text:style-name="WW8Num3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3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3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number text:level="1" text:style-name="WW8Num45z0" loext:num-list-format="%1%" style:num-format="1">
        <style:list-level-properties text:list-level-position-and-space-mode="label-alignment">
          <style:list-level-label-alignment text:label-followed-by="space" fo:margin-left="0.5909in"/>
        </style:list-level-properties>
      </text:list-level-style-number>
      <text:list-level-style-number text:level="2" text:style-name="WW8Num45z0" loext:num-list-format="%1%.%2%" style:num-format="1" text:display-levels="2">
        <style:list-level-properties text:list-level-position-and-space-mode="label-alignment">
          <style:list-level-label-alignment text:label-followed-by="space" fo:margin-left="1.5in"/>
        </style:list-level-properties>
      </text:list-level-style-number>
      <text:list-level-style-number text:level="3" text:style-name="WW8Num45z0" loext:num-list-format="%1%.%2%.%3%" style:num-format="1" text:display-levels="3">
        <style:list-level-properties text:list-level-position-and-space-mode="label-alignment">
          <style:list-level-label-alignment text:label-followed-by="space" fo:text-indent="-0.5in" fo:margin-left="1.0909in"/>
        </style:list-level-properties>
      </text:list-level-style-number>
      <text:list-level-style-number text:level="4" text:style-name="WW8Num45z0" loext:num-list-format="%1%.%2%.%3%.%4%" style:num-format="1" text:display-levels="4">
        <style:list-level-properties text:list-level-position-and-space-mode="label-alignment">
          <style:list-level-label-alignment text:label-followed-by="space" fo:text-indent="-0.6in" fo:margin-left="2.7252in"/>
        </style:list-level-properties>
      </text:list-level-style-number>
      <text:list-level-style-number text:level="5" text:style-name="WW8Num45z0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5in"/>
        </style:list-level-properties>
      </text:list-level-style-number>
      <text:list-level-style-number text:level="6" text:style-name="WW8Num4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3909in" fo:text-indent="-0.8in" fo:margin-left="1.3909in"/>
        </style:list-level-properties>
      </text:list-level-style-number>
      <text:list-level-style-number text:level="7" text:style-name="WW8Num4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4909in" fo:text-indent="-0.9in" fo:margin-left="1.4909in"/>
        </style:list-level-properties>
      </text:list-level-style-number>
      <text:list-level-style-number text:level="8" text:style-name="WW8Num4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5909in" fo:text-indent="-1in" fo:margin-left="1.5909in"/>
        </style:list-level-properties>
      </text:list-level-style-number>
      <text:list-level-style-number text:level="9" text:style-name="WW8Num4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6909in" fo:text-indent="-1.1in" fo:margin-left="1.6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bullet text:level="1" text:style-name="WW8Num46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style:font-name="Times New Roman"/>
      </text:list-level-style-bullet>
      <text:list-level-style-bullet text:level="2" text:style-name="WW8Num4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style:font-name="Courier New"/>
      </text:list-level-style-bullet>
      <text:list-level-style-bullet text:level="3" text:style-name="WW8Num4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style:font-name="Wingdings"/>
      </text:list-level-style-bullet>
      <text:list-level-style-bullet text:level="4" text:style-name="WW8Num4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style:font-name="Courier New"/>
      </text:list-level-style-bullet>
      <text:list-level-style-bullet text:level="6" text:style-name="WW8Num4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style:font-name="Wingdings"/>
      </text:list-level-style-bullet>
      <text:list-level-style-bullet text:level="7" text:style-name="WW8Num4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style:font-name="Courier New"/>
      </text:list-level-style-bullet>
      <text:list-level-style-bullet text:level="9" text:style-name="WW8Num4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style:font-name="Times New Roman"/>
      </text:list-level-style-bullet>
      <text:list-level-style-bullet text:level="2" text:style-name="WW8Num4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style:font-name="Courier New"/>
      </text:list-level-style-bullet>
      <text:list-level-style-bullet text:level="3" text:style-name="WW8Num4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style:font-name="Wingdings"/>
      </text:list-level-style-bullet>
      <text:list-level-style-bullet text:level="4" text:style-name="WW8Num4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style:font-name="Courier New"/>
      </text:list-level-style-bullet>
      <text:list-level-style-bullet text:level="6" text:style-name="WW8Num4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style:font-name="Wingdings"/>
      </text:list-level-style-bullet>
      <text:list-level-style-bullet text:level="7" text:style-name="WW8Num4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style:font-name="Courier New"/>
      </text:list-level-style-bullet>
      <text:list-level-style-bullet text:level="9" text:style-name="WW8Num4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3409in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8409in"/>
        </style:list-level-properties>
        <style:text-properties style:font-name="Courier New"/>
      </text:list-level-style-bullet>
      <text:list-level-style-bullet text:level="3" text:style-name="WW8Num4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3409in"/>
        </style:list-level-properties>
        <style:text-properties style:font-name="Wingdings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8409in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3409in"/>
        </style:list-level-properties>
        <style:text-properties style:font-name="Courier New"/>
      </text:list-level-style-bullet>
      <text:list-level-style-bullet text:level="6" text:style-name="WW8Num4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8409in"/>
        </style:list-level-properties>
        <style:text-properties style:font-name="Wingdings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3409in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8409in"/>
        </style:list-level-properties>
        <style:text-properties style:font-name="Courier New"/>
      </text:list-level-style-bullet>
      <text:list-level-style-bullet text:level="9" text:style-name="WW8Num4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34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4925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Page_20_Number"><text:page-number text:select-page="current">2</text:page-number></text:span></text:p>
      </style:header>
      <style:header-first>
        <text:p text:style-name="Header"/>
      </style:header-first>
    </style:master-page>
    <style:master-page style:name="Convert_20_1" style:display-name="Convert 1" style:page-layout-name="Mpm2" draw:style-name="Mdp1" style:next-style-name="Convert_20_2">
      <style:header>
        <text:p text:style-name="MP1"><text:span text:style-name="Page_20_Number"><text:page-number text:select-page="current">7</text:page-number></text:span></text:p>
      </style:header>
      <style:header-first>
        <text:p text:style-name="MP1"><text:span text:style-name="Page_20_Number"><text:page-number text:select-page="current">5</text:page-number></text:span></text:p>
      </style:header-first>
      <style:footer>
        <text:p text:style-name="Standard"/>
      </style:footer>
      <style:footer-first>
        <text:p text:style-name="Standard"/>
      </style:footer-first>
    </style:master-page>
    <style:master-page style:name="Convert_20_2" style:display-name="Convert 2" style:page-layout-name="Mpm3" draw:style-name="Mdp1">
      <style:header>
        <text:p text:style-name="MP1"><text:span text:style-name="Page_20_Number"><text:page-number text:select-page="current">22</text:page-number></text:span></text:p>
      </style:header>
      <style:header-first>
        <text:p text:style-name="MP1"><text:span text:style-name="Page_20_Number"><text:page-number text:select-page="current">6</text:page-number></text:span></text:p>
      </style:header-first>
      <style:footer>
        <text:p text:style-name="Standard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хническое задание на АС ГОСТ 34</dc:title>
    <dc:subject/>
    <meta:keyword/>
    <dc:description/>
    <meta:initial-creator>RuGost</meta:initial-creator>
    <meta:creation-date>2007-09-08T20:02:00</meta:creation-date>
    <dc:date>2023-09-26T11:24:08.097542802</dc:date>
    <meta:print-date>2004-12-03T14:11:00</meta:print-date>
    <meta:editing-cycles>44</meta:editing-cycles>
    <meta:editing-duration>PT11H30M9S</meta:editing-duration>
    <meta:generator>LibreOffice/7.6.1.2$Linux_X86_64 LibreOffice_project/60$Build-2</meta:generator>
    <meta:document-statistic meta:table-count="6" meta:image-count="0" meta:object-count="0" meta:page-count="22" meta:paragraph-count="438" meta:word-count="2592" meta:character-count="21308" meta:non-whitespace-character-count="19194"/>
  </office:meta>
</office:document-meta>
</file>